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number="urn:oasis:names:tc:opendocument:xmlns:datastyle:1.0" xmlns:presentation="urn:oasis:names:tc:opendocument:xmlns:presentation:1.0" xmlns:svg="urn:oasis:names:tc:opendocument:xmlns:svg-compatible:1.0" xmlns:form="urn:oasis:names:tc:opendocument:xmlns:form:1.0" xmlns:script="urn:oasis:names:tc:opendocument:xmlns:script:1.0" xmlns:dom="http://www.w3.org/2001/xml-events" office:version="1.0">
  <office:scripts/>
  <office:font-face-decls/>
  <office:body>
    <office:text>
      <text:h text:style-name="Default"><text:s text:c="2"/>1<text:s text:c="2"/><text:span text:style-name="style1">/*</text:span></text:h>
      <text:h text:style-name="Default"><text:s text:c="2"/>2<text:s text:c="2"/><text:span text:style-name="style1">**********************************************</text:span></text:h>
      <text:h text:style-name="Default"><text:s text:c="2"/>3<text:s text:c="2"/><text:span text:style-name="style1">* JaMe CPE Coffee Shop System.</text:span></text:h>
      <text:h text:style-name="Default"><text:s text:c="2"/>4<text:s text:c="2"/><text:span text:style-name="style1">* Ask each customer for a member code (1 Character,5 digits), if not this is a non-member<text:s text:c="2"/>If the customer enters " -1 ",</text:span></text:h>
      <text:h text:style-name="Default"><text:s text:c="2"/>5<text:s text:c="2"/><text:span text:style-name="style1">* program will show the end of the day and print the summary member ,non-member ,income ,discount and reduced income by discount .</text:span></text:h>
      <text:h text:style-name="Default"><text:s text:c="2"/>6<text:s text:c="2"/><text:span text:style-name="style1">* Firstly, program will ask for the type of coffee i.e. Espresso($30), Latte($40), Cappucino($45), Cocoa($35),</text:span></text:h>
      <text:h text:style-name="Default"><text:s text:c="2"/>7<text:s text:c="2"/><text:span text:style-name="style1">* the size that is Small or Large(It will charge double of price), temperature namely Hot or Cold(it will charge 15%).</text:span></text:h>
      <text:h text:style-name="Default"><text:s text:c="2"/>8<text:s text:c="2"/><text:span text:style-name="style1">* Finally, program will ask amount of coffee that you bought.</text:span></text:h>
      <text:h text:style-name="Default"><text:s text:c="2"/>9<text:s text:c="2"/><text:span text:style-name="style1">*</text:span></text:h>
      <text:h text:style-name="Default"><text:s text:c="1"/>10<text:s text:c="2"/><text:span text:style-name="style1">* Members get a 30% discount on all purchases. When the customer enters the word "NONE" for drink type will print a bill for</text:span></text:h>
      <text:h text:style-name="Default"><text:s text:c="1"/>11<text:s text:c="2"/><text:span text:style-name="style1">* the table showing each drink ordered, and show price of that drink before discounts, and the final price including discounts.</text:span></text:h>
      <text:h text:style-name="Default"><text:s text:c="1"/>12<text:s text:c="2"/><text:span text:style-name="style1">*</text:span></text:h>
      <text:h text:style-name="Default"><text:s text:c="1"/>13<text:s text:c="2"/><text:span text:style-name="style1">* Developed by Siwat Karwlung(JaMe) ID 56070503434</text:span></text:h>
      <text:h text:style-name="Default"><text:s text:c="1"/>14<text:s text:c="2"/><text:span text:style-name="style1">* Date 27/9/2556</text:span></text:h>
      <text:h text:style-name="Default"><text:s text:c="1"/>15<text:s text:c="2"/><text:span text:style-name="style1">* Latest update 10/10/2556 9:04 A.M.</text:span></text:h>
      <text:h text:style-name="Default"><text:s text:c="1"/>16<text:s text:c="2"/><text:span text:style-name="style3">**********************************************</text:span></text:h>
      <text:h text:style-name="Default"><text:s text:c="1"/>17<text:s text:c="2"/><text:span text:style-name="style3">*/</text:span></text:h>
      <text:h text:style-name="Default"><text:s text:c="1"/>18<text:s text:c="2"/><text:span text:style-name="style9">#include &lt;stdio.h&gt; </text:span><text:span text:style-name="style23">/*printf fgets*/</text:span></text:h>
      <text:h text:style-name="Default"><text:s text:c="1"/>19<text:s text:c="2"/><text:span text:style-name="style9">#include &lt;string.h&gt; </text:span><text:span text:style-name="style23">/*strcpy strlen*/</text:span></text:h>
      <text:h text:style-name="Default"><text:s text:c="1"/>20<text:s text:c="2"/><text:span text:style-name="style9">#include &lt;stdlib.h&gt; </text:span><text:span text:style-name="style23">/*memset calloc malloc realloc*/</text:span></text:h>
      <text:h text:style-name="Default"><text:s text:c="1"/>21<text:s text:c="2"/><text:span text:style-name="style9">#include &lt;stdbool.h&gt; </text:span><text:span text:style-name="style23">/*boolean type is 1 bit use less memory*/</text:span></text:h>
      <text:h text:style-name="Default"><text:s text:c="1"/>22<text:s text:c="2"/><text:span text:style-name="style9">#include &lt;ctype.h&gt; </text:span><text:span text:style-name="style23">/*isalpha*/</text:span></text:h>
      <text:h text:style-name="Default"><text:s text:c="1"/>23<text:s text:c="2"/><text:span text:style-name="style9">#include &lt;time.h&gt; </text:span><text:span text:style-name="style23">/*time_t, struct tm, time, localtime*/</text:span></text:h>
      <text:h text:style-name="Default"><text:s text:c="1"/>24<text:s text:c="2"/><text:span text:style-name="style9">#include &lt;limits.h&gt; </text:span><text:span text:style-name="style23">/*USHRT_MAX*/</text:span></text:h>
      <text:h text:style-name="Default"><text:s text:c="1"/>25<text:s text:c="2"/></text:h>
      <text:h text:style-name="Default"><text:s text:c="1"/>26<text:s text:c="2"/><text:span text:style-name="style9">#define MAX_LEN 32 </text:span><text:span text:style-name="style23">/*max length of buffer*/</text:span></text:h>
      <text:h text:style-name="Default"><text:s text:c="1"/>27<text:s text:c="2"/><text:span text:style-name="style9">#define LOOP_TIME 64 </text:span><text:span text:style-name="style23">/*to clear screen by newline feed 64 time*/</text:span></text:h>
      <text:h text:style-name="Default"><text:s text:c="1"/>28<text:s text:c="2"/></text:h>
      <text:h text:style-name="Default"><text:s text:c="1"/>29<text:s text:c="2"/><text:span text:style-name="style9">#define MAX_COFFEE 100 </text:span><text:span text:style-name="style23">/*max coffee order time for 1 customer*/</text:span></text:h>
      <text:h text:style-name="Default"><text:s text:c="1"/>30<text:s text:c="2"/><text:span text:style-name="style3">/*********************************************</text:span></text:h>
      <text:h text:style-name="Default"><text:s text:c="1"/>31<text:s text:c="2"/><text:span text:style-name="style3">* This function clear stdin in standard C</text:span></text:h>
      <text:h text:style-name="Default"><text:s text:c="1"/>32<text:s text:c="2"/><text:span text:style-name="style3">* input - input from fgets</text:span></text:h>
      <text:h text:style-name="Default"><text:s text:c="1"/>33<text:s text:c="2"/><text:span text:style-name="style3">* no return</text:span></text:h>
      <text:h text:style-name="Default"><text:s text:c="1"/>34<text:s text:c="2"/><text:span text:style-name="style3">**********************************************</text:span></text:h>
      <text:h text:style-name="Default"><text:s text:c="1"/>35<text:s text:c="2"/><text:span text:style-name="style3">*/</text:span></text:h>
      <text:h text:style-name="Default"><text:s text:c="1"/>36<text:s text:c="2"/></text:h>
      <text:h text:style-name="Default"><text:s text:c="1"/>37<text:s text:c="2"/><text:span text:style-name="style1">/*void clearStdin(char *input)</text:span></text:h>
      <text:h text:style-name="Default"><text:s text:c="1"/>38<text:s text:c="2"/><text:s text:c="4"/><text:span text:style-name="style1">{</text:span></text:h>
      <text:h text:style-name="Default"><text:s text:c="1"/>39<text:s text:c="2"/><text:s text:c="4"/><text:span text:style-name="style1">printf("Please enter to continue...\n");</text:span></text:h>
      <text:h text:style-name="Default"><text:s text:c="1"/>40<text:s text:c="2"/><text:s text:c="4"/><text:span text:style-name="style1">if(input[MAX_LEN-2] != '\n' &amp;&amp; input[MAX_LEN-1] == '\0')</text:span></text:h>
      <text:h text:style-name="Default"><text:s text:c="1"/>41<text:s text:c="2"/><text:s text:c="8"/><text:span text:style-name="style1">{</text:span></text:h>
      <text:h text:style-name="Default"><text:s text:c="1"/>42<text:s text:c="2"/><text:s text:c="8"/><text:span text:style-name="style1">while (getchar() != '\n');</text:span></text:h>
      <text:h text:style-name="Default"><text:s text:c="1"/>43<text:s text:c="2"/><text:s text:c="8"/><text:span text:style-name="style1">}</text:span></text:h>
      <text:h text:style-name="Default"><text:s text:c="1"/>44<text:s text:c="2"/><text:s text:c="4"/><text:span text:style-name="style1">}</text:span></text:h>
      <text:h text:style-name="Default"><text:s text:c="1"/>45<text:s text:c="2"/><text:span text:style-name="style1">*/</text:span></text:h>
      <text:h text:style-name="Default"><text:s text:c="1"/>46<text:s text:c="2"/><text:span text:style-name="style3">/*********************************************</text:span></text:h>
      <text:h text:style-name="Default"><text:s text:c="1"/>47<text:s text:c="2"/><text:span text:style-name="style3">* This function clear screen by for-loop and newline-feed</text:span></text:h>
      <text:h text:style-name="Default"><text:s text:c="1"/>48<text:s text:c="2"/><text:span text:style-name="style3">* no input</text:span></text:h>
      <text:h text:style-name="Default"><text:s text:c="1"/>49<text:s text:c="2"/><text:span text:style-name="style3">* no return</text:span></text:h>
      <text:h text:style-name="Default"><text:s text:c="1"/>50<text:s text:c="2"/><text:span text:style-name="style3">**********************************************</text:span></text:h>
      <text:h text:style-name="Default"><text:s text:c="1"/>51<text:s text:c="2"/><text:span text:style-name="style3">*/</text:span></text:h>
      <text:h text:style-name="Default"><text:s text:c="1"/>52<text:s text:c="2"/></text:h>
      <text:h text:style-name="Default"><text:s text:c="1"/>53<text:s text:c="2"/><text:span text:style-name="style5">void </text:span><text:span text:style-name="style11">clearScreen</text:span><text:span text:style-name="style10">()</text:span></text:h>
      <text:h text:style-name="Default"><text:s text:c="1"/>54<text:s text:c="2"/><text:s text:c="4"/><text:span text:style-name="style10">{</text:span></text:h>
      <text:h text:style-name="Default"><text:s text:c="1"/>55<text:s text:c="2"/><text:s text:c="4"/><text:span text:style-name="style5">unsigned short </text:span><text:span text:style-name="style11">i </text:span><text:span text:style-name="style10">= </text:span><text:span text:style-name="style4">0</text:span><text:span text:style-name="style10">;</text:span></text:h>
      <text:h text:style-name="Default"><text:s text:c="1"/>56<text:s text:c="2"/><text:s text:c="4"/><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LOOP_TIME</text:span><text:span text:style-name="style10">;</text:span><text:span text:style-name="style11">i</text:span><text:span text:style-name="style10">++)</text:span></text:h>
      <text:h text:style-name="Default"><text:s text:c="1"/>57<text:s text:c="2"/><text:s text:c="8"/><text:span text:style-name="style10">{</text:span></text:h>
      <text:h text:style-name="Default"><text:s text:c="1"/>58<text:s text:c="2"/><text:s text:c="8"/><text:span text:style-name="style11">printf</text:span><text:span text:style-name="style10">(</text:span><text:span text:style-name="style6">"%c"</text:span><text:span text:style-name="style10">,</text:span><text:span text:style-name="style7">'\n'</text:span><text:span text:style-name="style10">);</text:span><text:span text:style-name="style1">/*newline*/</text:span></text:h>
      <text:h text:style-name="Default"><text:s text:c="1"/>59<text:s text:c="2"/><text:s text:c="8"/><text:span text:style-name="style10">}</text:span></text:h>
      <text:h text:style-name="Default"><text:s text:c="1"/>60<text:s text:c="2"/><text:s text:c="4"/><text:span text:style-name="style11">printf</text:span><text:span text:style-name="style10">(</text:span><text:span text:style-name="style6">"%c"</text:span><text:span text:style-name="style10">,</text:span><text:span text:style-name="style7">'\r'</text:span><text:span text:style-name="style10">);</text:span><text:span text:style-name="style1">/*set cursor to beginning of line*/</text:span></text:h>
      <text:h text:style-name="Default"><text:s text:c="1"/>61<text:s text:c="2"/><text:s text:c="4"/><text:span text:style-name="style10">}</text:span></text:h>
      <text:h text:style-name="Default"><text:s text:c="1"/>62<text:s text:c="2"/></text:h>
      <text:h text:style-name="Default"><text:s text:c="1"/>63<text:s text:c="2"/><text:span text:style-name="style3">/*********************************************</text:span></text:h>
      <text:h text:style-name="Default"><text:s text:c="1"/>64<text:s text:c="2"/><text:span text:style-name="style3">* This function check input to character</text:span></text:h>
      <text:h text:style-name="Default"><text:s text:c="1"/>65<text:s text:c="2"/><text:span text:style-name="style3">* input - input string</text:span></text:h>
      <text:h text:style-name="Default"><text:s text:c="1"/>66<text:s text:c="2"/><text:span text:style-name="style3">* return true if input is character</text:span></text:h>
      <text:h text:style-name="Default"><text:s text:c="1"/>67<text:s text:c="2"/><text:span text:style-name="style3">*<text:s text:c="8"/>false if input is not character</text:span></text:h>
      <text:h text:style-name="Default"><text:s text:c="1"/>68<text:s text:c="2"/><text:span text:style-name="style3">**********************************************</text:span></text:h>
      <text:h text:style-name="Default"><text:s text:c="1"/>69<text:s text:c="2"/><text:span text:style-name="style3">*/</text:span></text:h>
      <text:h text:style-name="Default"><text:s text:c="1"/>70<text:s text:c="2"/><text:span text:style-name="style5">bool </text:span><text:span text:style-name="style11">bCharacter</text:span><text:span text:style-name="style10">(</text:span><text:span text:style-name="style5">char </text:span><text:span text:style-name="style10">*</text:span><text:span text:style-name="style11">input</text:span><text:span text:style-name="style10">)</text:span></text:h>
      <text:h text:style-name="Default"><text:s text:c="1"/>71<text:s text:c="2"/><text:s text:c="4"/><text:span text:style-name="style10">{</text:span></text:h>
      <text:h text:style-name="Default"><text:s text:c="1"/>72<text:s text:c="2"/><text:s text:c="4"/><text:span text:style-name="style5">unsigned short </text:span><text:span text:style-name="style11">i</text:span><text:span text:style-name="style10">;</text:span></text:h>
      <text:h text:style-name="Default"><text:s text:c="1"/>73<text:s text:c="2"/><text:s text:c="4"/><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strlen</text:span><text:span text:style-name="style10">(</text:span><text:span text:style-name="style11">input</text:span><text:span text:style-name="style10">);</text:span><text:span text:style-name="style11">i</text:span><text:span text:style-name="style10">++) </text:span><text:span text:style-name="style1">/*use loop to check each character if not alphabetic it will return false*/</text:span></text:h>
      <text:h text:style-name="Default"><text:s text:c="1"/>74<text:s text:c="2"/><text:s text:c="8"/><text:span text:style-name="style10">{</text:span></text:h>
      <text:h text:style-name="Default"><text:s text:c="1"/>75<text:s text:c="2"/><text:s text:c="8"/><text:span text:style-name="style5">if</text:span><text:span text:style-name="style10">(!</text:span><text:span text:style-name="style11">isalpha</text:span><text:span text:style-name="style10">(</text:span><text:span text:style-name="style11">input</text:span><text:span text:style-name="style10">[</text:span><text:span text:style-name="style11">i</text:span><text:span text:style-name="style10">])) </text:span><text:span text:style-name="style5">return false</text:span><text:span text:style-name="style10">;</text:span></text:h>
      <text:h text:style-name="Default"><text:s text:c="1"/>76<text:s text:c="2"/><text:s text:c="8"/><text:span text:style-name="style10">}</text:span></text:h>
      <text:h text:style-name="Default"><text:s text:c="1"/>77<text:s text:c="2"/><text:s text:c="8"/><text:span text:style-name="style5">return true</text:span><text:span text:style-name="style10">;</text:span></text:h>
      <text:h text:style-name="Default"><text:s text:c="1"/>78<text:s text:c="2"/><text:s text:c="4"/><text:span text:style-name="style10">}</text:span></text:h>
      <text:h text:style-name="Default"><text:s text:c="1"/>79<text:s text:c="2"/><text:span text:style-name="style3">/*********************************************</text:span></text:h>
      <text:h text:style-name="Default"><text:s text:c="1"/>80<text:s text:c="2"/><text:span text:style-name="style3">* This function check input to numeric</text:span></text:h>
      <text:h text:style-name="Default"><text:s text:c="1"/>81<text:s text:c="2"/><text:span text:style-name="style3">* input - input string</text:span></text:h>
      <text:h text:style-name="Default"><text:s text:c="1"/>82<text:s text:c="2"/><text:span text:style-name="style3">* return true if input is character</text:span></text:h>
      <text:h text:style-name="Default"><text:s text:c="1"/>83<text:s text:c="2"/><text:span text:style-name="style3">*<text:s text:c="8"/>false if input is not character</text:span></text:h>
      <text:h text:style-name="Default"><text:s text:c="1"/>84<text:s text:c="2"/><text:span text:style-name="style3">**********************************************</text:span></text:h>
      <text:h text:style-name="Default"><text:s text:c="1"/>85<text:s text:c="2"/><text:span text:style-name="style3">*/</text:span></text:h>
      <text:h text:style-name="Default"><text:s text:c="1"/>86<text:s text:c="2"/><text:span text:style-name="style5">bool </text:span><text:span text:style-name="style11">bNumeric</text:span><text:span text:style-name="style10">(</text:span><text:span text:style-name="style5">char </text:span><text:span text:style-name="style10">*</text:span><text:span text:style-name="style11">input</text:span><text:span text:style-name="style10">)</text:span></text:h>
      <text:h text:style-name="Default"><text:s text:c="1"/>87<text:s text:c="2"/><text:s text:c="4"/><text:span text:style-name="style10">{</text:span></text:h>
      <text:h text:style-name="Default"><text:s text:c="1"/>88<text:s text:c="2"/><text:s text:c="4"/><text:span text:style-name="style5">unsigned short </text:span><text:span text:style-name="style11">i</text:span><text:span text:style-name="style10">;</text:span></text:h>
      <text:h text:style-name="Default"><text:s text:c="1"/>89<text:s text:c="2"/><text:s text:c="4"/><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strlen</text:span><text:span text:style-name="style10">(</text:span><text:span text:style-name="style11">input</text:span><text:span text:style-name="style10">);</text:span><text:span text:style-name="style11">i</text:span><text:span text:style-name="style10">++)</text:span><text:span text:style-name="style1">/*use loop to check each character if not numeric it will return false*/</text:span></text:h>
      <text:h text:style-name="Default"><text:s text:c="1"/>90<text:s text:c="2"/><text:s text:c="8"/><text:span text:style-name="style10">{</text:span></text:h>
      <text:h text:style-name="Default"><text:s text:c="1"/>91<text:s text:c="2"/><text:s text:c="8"/><text:span text:style-name="style5">if</text:span><text:span text:style-name="style10">(!</text:span><text:span text:style-name="style11">isdigit</text:span><text:span text:style-name="style10">(</text:span><text:span text:style-name="style11">input</text:span><text:span text:style-name="style10">[</text:span><text:span text:style-name="style11">i</text:span><text:span text:style-name="style10">])) </text:span><text:span text:style-name="style5">return false</text:span><text:span text:style-name="style10">;</text:span></text:h>
      <text:h text:style-name="Default"><text:s text:c="1"/>92<text:s text:c="2"/><text:s text:c="8"/><text:span text:style-name="style10">}</text:span></text:h>
      <text:h text:style-name="Default"><text:s text:c="1"/>93<text:s text:c="2"/><text:s text:c="8"/><text:span text:style-name="style5">return true</text:span><text:span text:style-name="style10">;</text:span></text:h>
      <text:h text:style-name="Default"><text:s text:c="1"/>94<text:s text:c="2"/><text:s text:c="4"/><text:span text:style-name="style10">}</text:span></text:h>
      <text:h text:style-name="Default"><text:s text:c="1"/>95<text:s text:c="2"/><text:span text:style-name="style3">/*********************************************</text:span></text:h>
      <text:h text:style-name="Default"><text:s text:c="1"/>96<text:s text:c="2"/><text:span text:style-name="style3">* This function ask user a kind of coffee</text:span></text:h>
      <text:h text:style-name="Default"><text:s text:c="1"/>97<text:s text:c="2"/><text:span text:style-name="style3">* if user enter input which is not coffee</text:span></text:h>
      <text:h text:style-name="Default"><text:s text:c="1"/>98<text:s text:c="2"/><text:span text:style-name="style3">* it will repeat loop to ask until it correct</text:span></text:h>
      <text:h text:style-name="Default"><text:s text:c="1"/>99<text:s text:c="2"/><text:span text:style-name="style3">* it always convert input to lower case to check to result</text:span></text:h>
      <text:h text:style-name="Default">100<text:s text:c="2"/><text:span text:style-name="style3">* return price of coffeee</text:span></text:h>
      <text:h text:style-name="Default">101<text:s text:c="2"/><text:span text:style-name="style3">**********************************************</text:span></text:h>
      <text:h text:style-name="Default">102<text:s text:c="2"/><text:span text:style-name="style3">*/</text:span></text:h>
      <text:h text:style-name="Default">103<text:s text:c="2"/><text:span text:style-name="style5">unsigned short </text:span><text:span text:style-name="style11">checkCoffee</text:span><text:span text:style-name="style10">()</text:span></text:h>
      <text:h text:style-name="Default">104<text:s text:c="2"/><text:s text:c="4"/><text:span text:style-name="style10">{</text:span></text:h>
      <text:h text:style-name="Default">105<text:s text:c="2"/><text:s text:c="4"/><text:span text:style-name="style5">char </text:span><text:span text:style-name="style11">input</text:span><text:span text:style-name="style10">[</text:span><text:span text:style-name="style11">MAX_LEN</text:span><text:span text:style-name="style10">];</text:span><text:span text:style-name="style1">/*to store text from user*/</text:span></text:h>
      <text:h text:style-name="Default">106<text:s text:c="2"/><text:s text:c="4"/><text:span text:style-name="style11">memset</text:span><text:span text:style-name="style10">(</text:span><text:span text:style-name="style11">input</text:span><text:span text:style-name="style10">,</text:span><text:span text:style-name="style7">'\0'</text:span><text:span text:style-name="style10">,</text:span><text:span text:style-name="style5">sizeof</text:span><text:span text:style-name="style10">(</text:span><text:span text:style-name="style11">input</text:span><text:span text:style-name="style10">));</text:span><text:span text:style-name="style1">/*set text to null*/</text:span></text:h>
      <text:h text:style-name="Default">107<text:s text:c="2"/><text:s text:c="4"/><text:span text:style-name="style11">printf</text:span><text:span text:style-name="style10">(</text:span><text:span text:style-name="style6">"What would you like sir ?\n"</text:span><text:span text:style-name="style10">);</text:span><text:span text:style-name="style1">/*ask user coffee*/</text:span></text:h>
      <text:h text:style-name="Default">108<text:s text:c="2"/><text:s text:c="4"/><text:span text:style-name="style11">printf</text:span><text:span text:style-name="style10">(</text:span><text:span text:style-name="style6">"Espresso ($30), Latte ($40), Cappucino ($45), Cocoa ($35)\n,(NONE to stop buying coffee)\n"</text:span><text:span text:style-name="style10">);</text:span></text:h>
      <text:h text:style-name="Default">109<text:s text:c="2"/><text:s text:c="4"/><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span text:style-name="style1">/*get input from standard input*/</text:span></text:h>
      <text:h text:style-name="Default">110<text:s text:c="2"/><text:s text:c="4"/><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span text:style-name="style1">/*get everything from input except \n(new line)*/</text:span></text:h>
      <text:h text:style-name="Default">111<text:s text:c="2"/><text:s text:c="4"/><text:span text:style-name="style1">/*clearStdin(input);*/</text:span></text:h>
      <text:h text:style-name="Default">112<text:s text:c="2"/><text:s text:c="4"/><text:span text:style-name="style5">unsigned short </text:span><text:span text:style-name="style11">i</text:span><text:span text:style-name="style10">;</text:span></text:h>
      <text:h text:style-name="Default">113<text:s text:c="2"/><text:s text:c="4"/><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strlen</text:span><text:span text:style-name="style10">(</text:span><text:span text:style-name="style11">input</text:span><text:span text:style-name="style10">);</text:span><text:span text:style-name="style11">i</text:span><text:span text:style-name="style10">++)</text:span><text:span text:style-name="style1">/*use loop to check if each character is upper case it will convert to lower case*/</text:span></text:h>
      <text:h text:style-name="Default">114<text:s text:c="2"/><text:s text:c="8"/><text:span text:style-name="style10">{</text:span></text:h>
      <text:h text:style-name="Default">115<text:s text:c="2"/><text:s text:c="8"/><text:span text:style-name="style5">if</text:span><text:span text:style-name="style10">(</text:span><text:span text:style-name="style11">isupper</text:span><text:span text:style-name="style10">(</text:span><text:span text:style-name="style11">input</text:span><text:span text:style-name="style10">[</text:span><text:span text:style-name="style11">i</text:span><text:span text:style-name="style10">]))</text:span></text:h>
      <text:h text:style-name="Default">116<text:s text:c="2"/><text:s text:c="12"/><text:span text:style-name="style10">{</text:span></text:h>
      <text:h text:style-name="Default">117<text:s text:c="2"/><text:s text:c="12"/><text:span text:style-name="style11">input</text:span><text:span text:style-name="style10">[</text:span><text:span text:style-name="style11">i</text:span><text:span text:style-name="style10">] = </text:span><text:span text:style-name="style11">tolower</text:span><text:span text:style-name="style10">(</text:span><text:span text:style-name="style11">input</text:span><text:span text:style-name="style10">[</text:span><text:span text:style-name="style11">i</text:span><text:span text:style-name="style10">]);</text:span></text:h>
      <text:h text:style-name="Default">118<text:s text:c="2"/><text:s text:c="12"/><text:span text:style-name="style10">}</text:span></text:h>
      <text:h text:style-name="Default">119<text:s text:c="2"/><text:s text:c="8"/><text:span text:style-name="style10">}</text:span></text:h>
      <text:h text:style-name="Default">120<text:s text:c="2"/><text:s text:c="4"/><text:span text:style-name="style5">while</text:span><text:span text:style-name="style10">((</text:span><text:span text:style-name="style11">strcmp</text:span><text:span text:style-name="style10">(</text:span><text:span text:style-name="style6">"espresso"</text:span><text:span text:style-name="style10">,</text:span><text:span text:style-name="style11">input</text:span><text:span text:style-name="style10">) != </text:span><text:span text:style-name="style4">0</text:span><text:span text:style-name="style10">) &amp;&amp; (</text:span><text:span text:style-name="style11">strcmp</text:span><text:span text:style-name="style10">(</text:span><text:span text:style-name="style6">"latte"</text:span><text:span text:style-name="style10">,</text:span><text:span text:style-name="style11">input</text:span><text:span text:style-name="style10">) != </text:span><text:span text:style-name="style4">0</text:span><text:span text:style-name="style10">) &amp;&amp; (</text:span><text:span text:style-name="style11">strcmp</text:span><text:span text:style-name="style10">(</text:span><text:span text:style-name="style6">"cappucino"</text:span><text:span text:style-name="style10">,</text:span><text:span text:style-name="style11">input</text:span><text:span text:style-name="style10">) != </text:span><text:span text:style-name="style4">0</text:span><text:span text:style-name="style10">) &amp;&amp; (</text:span><text:span text:style-name="style11">strcmp</text:span><text:span text:style-name="style10">(</text:span><text:span text:style-name="style6">"cocoa"</text:span><text:span text:style-name="style10">,</text:span><text:span text:style-name="style11">input</text:span><text:span text:style-name="style10">) != </text:span><text:span text:style-name="style4">0</text:span><text:span text:style-name="style10">) &amp;&amp; </text:span><text:span text:style-name="style11">strcmp</text:span><text:span text:style-name="style10">(</text:span><text:span text:style-name="style6">"none"</text:span><text:span text:style-name="style10">,</text:span><text:span text:style-name="style11">input</text:span><text:span text:style-name="style10">) != </text:span><text:span text:style-name="style4">0</text:span><text:span text:style-name="style10">)</text:span></text:h>
      <text:h text:style-name="Default">121<text:s text:c="2"/><text:s text:c="8"/><text:span text:style-name="style10">{</text:span><text:span text:style-name="style1">/*accordingly we have lower case string so we use while loop if user not enter coffee type or each type of coffee are maximum cup it will repeat ask until correct */</text:span></text:h>
      <text:h text:style-name="Default">122<text:s text:c="2"/><text:s text:c="8"/><text:span text:style-name="style11">printf</text:span><text:span text:style-name="style10">(</text:span><text:span text:style-name="style6">"Please enter only coffee name !(example: cocoa)\n"</text:span><text:span text:style-name="style10">);</text:span><text:span text:style-name="style1">/*error wrong input not coffee type*/</text:span></text:h>
      <text:h text:style-name="Default">123<text:s text:c="2"/><text:s text:c="8"/><text:span text:style-name="style11">printf</text:span><text:span text:style-name="style10">(</text:span><text:span text:style-name="style6">"What would you like sir ?\n"</text:span><text:span text:style-name="style10">);</text:span></text:h>
      <text:h text:style-name="Default">124<text:s text:c="2"/><text:s text:c="8"/><text:span text:style-name="style11">printf</text:span><text:span text:style-name="style10">(</text:span><text:span text:style-name="style6">"Espresso ($30), Latte ($40), Cappucino ($45), Cocoa ($35)\n,(NONE to stop buying coffee)\n"</text:span><text:span text:style-name="style10">);</text:span></text:h>
      <text:h text:style-name="Default">125<text:s text:c="2"/><text:s text:c="8"/><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h>
      <text:h text:style-name="Default">126<text:s text:c="2"/><text:s text:c="8"/><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h>
      <text:h text:style-name="Default">127<text:s text:c="2"/><text:s text:c="8"/><text:span text:style-name="style1">/*clearStdin(input);*/</text:span></text:h>
      <text:h text:style-name="Default">128<text:s text:c="2"/><text:s text:c="8"/><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strlen</text:span><text:span text:style-name="style10">(</text:span><text:span text:style-name="style11">input</text:span><text:span text:style-name="style10">);</text:span><text:span text:style-name="style11">i</text:span><text:span text:style-name="style10">++)</text:span><text:span text:style-name="style1">/*use loop to check if each character is upper case it will convert to lower case*/</text:span></text:h>
      <text:h text:style-name="Default">129<text:s text:c="2"/><text:s text:c="12"/><text:span text:style-name="style10">{</text:span></text:h>
      <text:h text:style-name="Default">130<text:s text:c="2"/><text:s text:c="12"/><text:span text:style-name="style5">if</text:span><text:span text:style-name="style10">(</text:span><text:span text:style-name="style11">isupper</text:span><text:span text:style-name="style10">(</text:span><text:span text:style-name="style11">input</text:span><text:span text:style-name="style10">[</text:span><text:span text:style-name="style11">i</text:span><text:span text:style-name="style10">]))</text:span></text:h>
      <text:h text:style-name="Default">131<text:s text:c="2"/><text:s text:c="16"/><text:span text:style-name="style10">{</text:span></text:h>
      <text:h text:style-name="Default">132<text:s text:c="2"/><text:s text:c="16"/><text:span text:style-name="style11">input</text:span><text:span text:style-name="style10">[</text:span><text:span text:style-name="style11">i</text:span><text:span text:style-name="style10">] = </text:span><text:span text:style-name="style11">tolower</text:span><text:span text:style-name="style10">(</text:span><text:span text:style-name="style11">input</text:span><text:span text:style-name="style10">[</text:span><text:span text:style-name="style11">i</text:span><text:span text:style-name="style10">]);</text:span></text:h>
      <text:h text:style-name="Default">133<text:s text:c="2"/><text:s text:c="16"/><text:span text:style-name="style10">}</text:span></text:h>
      <text:h text:style-name="Default">134<text:s text:c="2"/><text:s text:c="12"/><text:span text:style-name="style10">}</text:span></text:h>
      <text:h text:style-name="Default">135<text:s text:c="2"/><text:s text:c="8"/><text:span text:style-name="style10">}</text:span><text:span text:style-name="style1">/*it will return price of coffee if user enter correct coffee*/</text:span></text:h>
      <text:h text:style-name="Default">136<text:s text:c="2"/><text:s text:c="8"/><text:span text:style-name="style5">if</text:span><text:span text:style-name="style10">(</text:span><text:span text:style-name="style11">strcmp</text:span><text:span text:style-name="style10">(</text:span><text:span text:style-name="style6">"espresso"</text:span><text:span text:style-name="style10">,</text:span><text:span text:style-name="style11">input</text:span><text:span text:style-name="style10">) == </text:span><text:span text:style-name="style4">0</text:span><text:span text:style-name="style10">) </text:span><text:span text:style-name="style5">return </text:span><text:span text:style-name="style4">30</text:span><text:span text:style-name="style10">;</text:span></text:h>
      <text:h text:style-name="Default">137<text:s text:c="2"/><text:s text:c="8"/><text:span text:style-name="style5">else if</text:span><text:span text:style-name="style10">(</text:span><text:span text:style-name="style11">strcmp</text:span><text:span text:style-name="style10">(</text:span><text:span text:style-name="style6">"latte"</text:span><text:span text:style-name="style10">,</text:span><text:span text:style-name="style11">input</text:span><text:span text:style-name="style10">) == </text:span><text:span text:style-name="style4">0</text:span><text:span text:style-name="style10">) </text:span><text:span text:style-name="style5">return </text:span><text:span text:style-name="style4">40</text:span><text:span text:style-name="style10">;</text:span></text:h>
      <text:h text:style-name="Default">138<text:s text:c="2"/><text:s text:c="8"/><text:span text:style-name="style5">else if</text:span><text:span text:style-name="style10">(</text:span><text:span text:style-name="style11">strcmp</text:span><text:span text:style-name="style10">(</text:span><text:span text:style-name="style6">"cappucino"</text:span><text:span text:style-name="style10">,</text:span><text:span text:style-name="style11">input</text:span><text:span text:style-name="style10">) == </text:span><text:span text:style-name="style4">0</text:span><text:span text:style-name="style10">) </text:span><text:span text:style-name="style5">return </text:span><text:span text:style-name="style4">45</text:span><text:span text:style-name="style10">;</text:span></text:h>
      <text:h text:style-name="Default">139<text:s text:c="2"/><text:s text:c="8"/><text:span text:style-name="style5">else if</text:span><text:span text:style-name="style10">(</text:span><text:span text:style-name="style11">strcmp</text:span><text:span text:style-name="style10">(</text:span><text:span text:style-name="style6">"cocoa"</text:span><text:span text:style-name="style10">,</text:span><text:span text:style-name="style11">input</text:span><text:span text:style-name="style10">) == </text:span><text:span text:style-name="style4">0</text:span><text:span text:style-name="style10">) </text:span><text:span text:style-name="style5">return </text:span><text:span text:style-name="style4">35</text:span><text:span text:style-name="style10">;</text:span></text:h>
      <text:h text:style-name="Default">140<text:s text:c="2"/><text:s text:c="8"/><text:span text:style-name="style5">else if</text:span><text:span text:style-name="style10">(</text:span><text:span text:style-name="style11">strcmp</text:span><text:span text:style-name="style10">(</text:span><text:span text:style-name="style6">"none"</text:span><text:span text:style-name="style10">,</text:span><text:span text:style-name="style11">input</text:span><text:span text:style-name="style10">) == </text:span><text:span text:style-name="style4">0</text:span><text:span text:style-name="style10">) </text:span><text:span text:style-name="style5">return </text:span><text:span text:style-name="style4">0</text:span><text:span text:style-name="style10">;</text:span></text:h>
      <text:h text:style-name="Default">141<text:s text:c="2"/><text:s text:c="8"/><text:span text:style-name="style5">else</text:span></text:h>
      <text:h text:style-name="Default">142<text:s text:c="2"/><text:s text:c="12"/><text:span text:style-name="style10">{</text:span></text:h>
      <text:h text:style-name="Default">143<text:s text:c="2"/><text:s text:c="12"/><text:span text:style-name="style10">}</text:span></text:h>
      <text:h text:style-name="Default">144<text:s text:c="2"/><text:s text:c="4"/><text:span text:style-name="style10">}</text:span></text:h>
      <text:h text:style-name="Default">145<text:s text:c="2"/></text:h>
      <text:h text:style-name="Default">146<text:s text:c="2"/><text:span text:style-name="style3">/*********************************************</text:span></text:h>
      <text:h text:style-name="Default">147<text:s text:c="2"/><text:span text:style-name="style3">* This function ask user temperature of coffee</text:span></text:h>
      <text:h text:style-name="Default">148<text:s text:c="2"/><text:span text:style-name="style3">* if user enter input which is not temperature</text:span></text:h>
      <text:h text:style-name="Default">149<text:s text:c="2"/><text:span text:style-name="style3">* it will repeat loop to ask until it correct</text:span></text:h>
      <text:h text:style-name="Default">150<text:s text:c="2"/><text:span text:style-name="style3">* it always convert input to lower case to check to result</text:span></text:h>
      <text:h text:style-name="Default">151<text:s text:c="2"/><text:span text:style-name="style3">* return false - hot</text:span></text:h>
      <text:h text:style-name="Default">152<text:s text:c="2"/><text:span text:style-name="style3">*<text:s text:c="8"/>true - cold</text:span></text:h>
      <text:h text:style-name="Default">153<text:s text:c="2"/><text:span text:style-name="style3">**********************************************</text:span></text:h>
      <text:h text:style-name="Default">154<text:s text:c="2"/><text:span text:style-name="style3">*/</text:span></text:h>
      <text:h text:style-name="Default">155<text:s text:c="2"/><text:span text:style-name="style5">bool </text:span><text:span text:style-name="style11">checkTemp</text:span><text:span text:style-name="style10">()</text:span></text:h>
      <text:h text:style-name="Default">156<text:s text:c="2"/><text:s text:c="4"/><text:span text:style-name="style10">{</text:span></text:h>
      <text:h text:style-name="Default">157<text:s text:c="2"/><text:s text:c="4"/><text:span text:style-name="style5">char </text:span><text:span text:style-name="style11">input</text:span><text:span text:style-name="style10">[</text:span><text:span text:style-name="style11">MAX_LEN</text:span><text:span text:style-name="style10">];</text:span><text:span text:style-name="style1">/*to store text from user*/</text:span></text:h>
      <text:h text:style-name="Default">158<text:s text:c="2"/><text:s text:c="4"/><text:span text:style-name="style11">memset</text:span><text:span text:style-name="style10">(</text:span><text:span text:style-name="style11">input</text:span><text:span text:style-name="style10">,</text:span><text:span text:style-name="style7">'\0'</text:span><text:span text:style-name="style10">,</text:span><text:span text:style-name="style5">sizeof</text:span><text:span text:style-name="style10">(</text:span><text:span text:style-name="style11">input</text:span><text:span text:style-name="style10">));</text:span><text:span text:style-name="style1">/*set text to null*/</text:span></text:h>
      <text:h text:style-name="Default">159<text:s text:c="2"/><text:s text:c="4"/><text:span text:style-name="style11">printf</text:span><text:span text:style-name="style10">(</text:span><text:span text:style-name="style6">"What would temperature which you prefer to (Hot or Cold[Charge 15%%]) ?\n"</text:span><text:span text:style-name="style10">);</text:span><text:span text:style-name="style1">/*ask user temperature*/</text:span></text:h>
      <text:h text:style-name="Default">160<text:s text:c="2"/><text:s text:c="4"/><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span text:style-name="style1">/*get input from standard input*/</text:span></text:h>
      <text:h text:style-name="Default">161<text:s text:c="2"/><text:s text:c="4"/><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span text:style-name="style1">/*get everything from input except \n(new line)*/</text:span></text:h>
      <text:h text:style-name="Default">162<text:s text:c="2"/><text:s text:c="4"/><text:span text:style-name="style1">/*clearStdin(input);*/</text:span></text:h>
      <text:h text:style-name="Default">163<text:s text:c="2"/><text:s text:c="4"/><text:span text:style-name="style5">unsigned short </text:span><text:span text:style-name="style11">i</text:span><text:span text:style-name="style10">;</text:span></text:h>
      <text:h text:style-name="Default">164<text:s text:c="2"/><text:s text:c="4"/><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strlen</text:span><text:span text:style-name="style10">(</text:span><text:span text:style-name="style11">input</text:span><text:span text:style-name="style10">);</text:span><text:span text:style-name="style11">i</text:span><text:span text:style-name="style10">++)</text:span><text:span text:style-name="style1">/*use loop to check if each character is upper case it will convert to lower case*/</text:span></text:h>
      <text:h text:style-name="Default">165<text:s text:c="2"/><text:s text:c="8"/><text:span text:style-name="style10">{</text:span></text:h>
      <text:h text:style-name="Default">166<text:s text:c="2"/><text:s text:c="8"/><text:span text:style-name="style5">if</text:span><text:span text:style-name="style10">(</text:span><text:span text:style-name="style11">isupper</text:span><text:span text:style-name="style10">(</text:span><text:span text:style-name="style11">input</text:span><text:span text:style-name="style10">[</text:span><text:span text:style-name="style11">i</text:span><text:span text:style-name="style10">]))</text:span></text:h>
      <text:h text:style-name="Default">167<text:s text:c="2"/><text:s text:c="12"/><text:span text:style-name="style10">{</text:span></text:h>
      <text:h text:style-name="Default">168<text:s text:c="2"/><text:s text:c="12"/><text:span text:style-name="style11">input</text:span><text:span text:style-name="style10">[</text:span><text:span text:style-name="style11">i</text:span><text:span text:style-name="style10">] = </text:span><text:span text:style-name="style11">tolower</text:span><text:span text:style-name="style10">(</text:span><text:span text:style-name="style11">input</text:span><text:span text:style-name="style10">[</text:span><text:span text:style-name="style11">i</text:span><text:span text:style-name="style10">]);</text:span></text:h>
      <text:h text:style-name="Default">169<text:s text:c="2"/><text:s text:c="12"/><text:span text:style-name="style10">}</text:span></text:h>
      <text:h text:style-name="Default">170<text:s text:c="2"/><text:s text:c="8"/><text:span text:style-name="style10">}</text:span></text:h>
      <text:h text:style-name="Default">171<text:s text:c="2"/><text:s text:c="4"/><text:span text:style-name="style5">while</text:span><text:span text:style-name="style10">(!(</text:span><text:span text:style-name="style11">strcmp</text:span><text:span text:style-name="style10">(</text:span><text:span text:style-name="style6">"hot"</text:span><text:span text:style-name="style10">,</text:span><text:span text:style-name="style11">input</text:span><text:span text:style-name="style10">) == </text:span><text:span text:style-name="style4">0 </text:span><text:span text:style-name="style10">|| </text:span><text:span text:style-name="style11">strcmp</text:span><text:span text:style-name="style10">(</text:span><text:span text:style-name="style6">"cold"</text:span><text:span text:style-name="style10">,</text:span><text:span text:style-name="style11">input</text:span><text:span text:style-name="style10">) == </text:span><text:span text:style-name="style4">0</text:span><text:span text:style-name="style10">))</text:span></text:h>
      <text:h text:style-name="Default">172<text:s text:c="2"/><text:s text:c="8"/><text:span text:style-name="style10">{</text:span><text:span text:style-name="style1">/*accordingly we have lower case string so we use while loop if user not enter temperature it will repeat ask until correct*/</text:span></text:h>
      <text:h text:style-name="Default">173<text:s text:c="2"/><text:s text:c="8"/><text:span text:style-name="style11">printf</text:span><text:span text:style-name="style10">(</text:span><text:span text:style-name="style6">"Please enter hot or cold only !(example : hot)\n"</text:span><text:span text:style-name="style10">);</text:span></text:h>
      <text:h text:style-name="Default">174<text:s text:c="2"/><text:s text:c="8"/><text:span text:style-name="style11">printf</text:span><text:span text:style-name="style10">(</text:span><text:span text:style-name="style6">"What would temperature which you prefer to (Hot or Cold[Charge 15%%]) ?\n"</text:span><text:span text:style-name="style10">);</text:span></text:h>
      <text:h text:style-name="Default">175<text:s text:c="2"/><text:s text:c="8"/><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h>
      <text:h text:style-name="Default">176<text:s text:c="2"/><text:s text:c="8"/><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h>
      <text:h text:style-name="Default">177<text:s text:c="2"/><text:s text:c="8"/><text:span text:style-name="style1">/*clearStdin(input);*/</text:span></text:h>
      <text:h text:style-name="Default">178<text:s text:c="2"/><text:s text:c="8"/><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strlen</text:span><text:span text:style-name="style10">(</text:span><text:span text:style-name="style11">input</text:span><text:span text:style-name="style10">);</text:span><text:span text:style-name="style11">i</text:span><text:span text:style-name="style10">++)</text:span></text:h>
      <text:h text:style-name="Default">179<text:s text:c="2"/><text:s text:c="12"/><text:span text:style-name="style10">{</text:span></text:h>
      <text:h text:style-name="Default">180<text:s text:c="2"/><text:s text:c="12"/><text:span text:style-name="style5">if</text:span><text:span text:style-name="style10">(</text:span><text:span text:style-name="style11">isupper</text:span><text:span text:style-name="style10">(</text:span><text:span text:style-name="style11">input</text:span><text:span text:style-name="style10">[</text:span><text:span text:style-name="style11">i</text:span><text:span text:style-name="style10">]))</text:span></text:h>
      <text:h text:style-name="Default">181<text:s text:c="2"/><text:s text:c="16"/><text:span text:style-name="style10">{</text:span></text:h>
      <text:h text:style-name="Default">182<text:s text:c="2"/><text:s text:c="16"/><text:span text:style-name="style11">input</text:span><text:span text:style-name="style10">[</text:span><text:span text:style-name="style11">i</text:span><text:span text:style-name="style10">] = </text:span><text:span text:style-name="style11">tolower</text:span><text:span text:style-name="style10">(</text:span><text:span text:style-name="style11">input</text:span><text:span text:style-name="style10">[</text:span><text:span text:style-name="style11">i</text:span><text:span text:style-name="style10">]);</text:span></text:h>
      <text:h text:style-name="Default">183<text:s text:c="2"/><text:s text:c="16"/><text:span text:style-name="style10">}</text:span></text:h>
      <text:h text:style-name="Default">184<text:s text:c="2"/><text:s text:c="12"/><text:span text:style-name="style10">}</text:span><text:span text:style-name="style1">/*it will return false when hot &amp; true when cold*/</text:span></text:h>
      <text:h text:style-name="Default">185<text:s text:c="2"/><text:s text:c="8"/><text:span text:style-name="style10">}</text:span></text:h>
      <text:h text:style-name="Default">186<text:s text:c="2"/><text:s text:c="4"/><text:span text:style-name="style5">if</text:span><text:span text:style-name="style10">(</text:span><text:span text:style-name="style11">strcmp</text:span><text:span text:style-name="style10">(</text:span><text:span text:style-name="style6">"hot"</text:span><text:span text:style-name="style10">,</text:span><text:span text:style-name="style11">input</text:span><text:span text:style-name="style10">) == </text:span><text:span text:style-name="style4">0</text:span><text:span text:style-name="style10">) </text:span><text:span text:style-name="style5">return false</text:span><text:span text:style-name="style10">;</text:span></text:h>
      <text:h text:style-name="Default">187<text:s text:c="2"/><text:s text:c="4"/><text:span text:style-name="style5">else if</text:span><text:span text:style-name="style10">(</text:span><text:span text:style-name="style11">strcmp</text:span><text:span text:style-name="style10">(</text:span><text:span text:style-name="style6">"cold"</text:span><text:span text:style-name="style10">,</text:span><text:span text:style-name="style11">input</text:span><text:span text:style-name="style10">) == </text:span><text:span text:style-name="style4">0</text:span><text:span text:style-name="style10">) </text:span><text:span text:style-name="style5">return true</text:span><text:span text:style-name="style10">;</text:span></text:h>
      <text:h text:style-name="Default">188<text:s text:c="2"/><text:s text:c="4"/><text:span text:style-name="style5">else</text:span></text:h>
      <text:h text:style-name="Default">189<text:s text:c="2"/><text:s text:c="8"/><text:span text:style-name="style10">{</text:span></text:h>
      <text:h text:style-name="Default">190<text:s text:c="2"/><text:s text:c="8"/><text:span text:style-name="style10">}</text:span></text:h>
      <text:h text:style-name="Default">191<text:s text:c="2"/><text:s text:c="4"/><text:span text:style-name="style10">}</text:span></text:h>
      <text:h text:style-name="Default">192<text:s text:c="2"/><text:span text:style-name="style3">/*********************************************</text:span></text:h>
      <text:h text:style-name="Default">193<text:s text:c="2"/><text:span text:style-name="style3">* This function ask user a size of coffee</text:span></text:h>
      <text:h text:style-name="Default">194<text:s text:c="2"/><text:span text:style-name="style3">* if user enter input which is not size</text:span></text:h>
      <text:h text:style-name="Default">195<text:s text:c="2"/><text:span text:style-name="style3">* it will repeat loop to ask until it correct</text:span></text:h>
      <text:h text:style-name="Default">196<text:s text:c="2"/><text:span text:style-name="style3">* it always convert input to lower case to check to result</text:span></text:h>
      <text:h text:style-name="Default">197<text:s text:c="2"/><text:span text:style-name="style3">* return 1 - small size</text:span></text:h>
      <text:h text:style-name="Default">198<text:s text:c="2"/><text:span text:style-name="style3">*<text:s text:c="8"/>2 - big size</text:span></text:h>
      <text:h text:style-name="Default">199<text:s text:c="2"/><text:span text:style-name="style3">**********************************************</text:span></text:h>
      <text:h text:style-name="Default">200<text:s text:c="2"/><text:span text:style-name="style3">*/</text:span></text:h>
      <text:h text:style-name="Default">201<text:s text:c="2"/><text:span text:style-name="style5">unsigned short </text:span><text:span text:style-name="style11">checkSize</text:span><text:span text:style-name="style10">()</text:span></text:h>
      <text:h text:style-name="Default">202<text:s text:c="2"/><text:s text:c="4"/><text:span text:style-name="style10">{</text:span></text:h>
      <text:h text:style-name="Default">203<text:s text:c="2"/><text:s text:c="4"/><text:span text:style-name="style5">char </text:span><text:span text:style-name="style11">input</text:span><text:span text:style-name="style10">[</text:span><text:span text:style-name="style11">MAX_LEN</text:span><text:span text:style-name="style10">];</text:span><text:span text:style-name="style1">/*to store text from user*/</text:span></text:h>
      <text:h text:style-name="Default">204<text:s text:c="2"/><text:s text:c="4"/><text:span text:style-name="style11">memset</text:span><text:span text:style-name="style10">(</text:span><text:span text:style-name="style11">input</text:span><text:span text:style-name="style10">,</text:span><text:span text:style-name="style7">'\0'</text:span><text:span text:style-name="style10">,</text:span><text:span text:style-name="style5">sizeof</text:span><text:span text:style-name="style10">(</text:span><text:span text:style-name="style11">input</text:span><text:span text:style-name="style10">));</text:span><text:span text:style-name="style1">/*set text to null*/</text:span></text:h>
      <text:h text:style-name="Default">205<text:s text:c="2"/><text:s text:c="4"/><text:span text:style-name="style11">printf</text:span><text:span text:style-name="style10">(</text:span><text:span text:style-name="style6">"What would size which you prefer to (Small or Large[x2 price]) ?\n"</text:span><text:span text:style-name="style10">);</text:span><text:span text:style-name="style1">/*ask user size*/</text:span></text:h>
      <text:h text:style-name="Default">206<text:s text:c="2"/><text:s text:c="4"/><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span text:style-name="style1">/*get input from standard input*/</text:span></text:h>
      <text:h text:style-name="Default">207<text:s text:c="2"/><text:s text:c="4"/><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span text:style-name="style1">/*get everything from input except \n(new line)*/</text:span></text:h>
      <text:h text:style-name="Default">208<text:s text:c="2"/><text:s text:c="4"/><text:span text:style-name="style1">/*clearStdin(input);*/</text:span></text:h>
      <text:h text:style-name="Default">209<text:s text:c="2"/><text:s text:c="4"/><text:span text:style-name="style5">unsigned short </text:span><text:span text:style-name="style11">i</text:span><text:span text:style-name="style10">;</text:span></text:h>
      <text:h text:style-name="Default">210<text:s text:c="2"/><text:s text:c="4"/><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strlen</text:span><text:span text:style-name="style10">(</text:span><text:span text:style-name="style11">input</text:span><text:span text:style-name="style10">);</text:span><text:span text:style-name="style11">i</text:span><text:span text:style-name="style10">++)</text:span><text:span text:style-name="style1">/*use loop to check if each character is upper case it will convert to lower case*/</text:span></text:h>
      <text:h text:style-name="Default">211<text:s text:c="2"/><text:s text:c="8"/><text:span text:style-name="style10">{</text:span></text:h>
      <text:h text:style-name="Default">212<text:s text:c="2"/><text:s text:c="8"/><text:span text:style-name="style5">if</text:span><text:span text:style-name="style10">(</text:span><text:span text:style-name="style11">isupper</text:span><text:span text:style-name="style10">(</text:span><text:span text:style-name="style11">input</text:span><text:span text:style-name="style10">[</text:span><text:span text:style-name="style11">i</text:span><text:span text:style-name="style10">]))</text:span></text:h>
      <text:h text:style-name="Default">213<text:s text:c="2"/><text:s text:c="12"/><text:span text:style-name="style10">{</text:span></text:h>
      <text:h text:style-name="Default">214<text:s text:c="2"/><text:s text:c="12"/><text:span text:style-name="style11">input</text:span><text:span text:style-name="style10">[</text:span><text:span text:style-name="style11">i</text:span><text:span text:style-name="style10">] = </text:span><text:span text:style-name="style11">tolower</text:span><text:span text:style-name="style10">(</text:span><text:span text:style-name="style11">input</text:span><text:span text:style-name="style10">[</text:span><text:span text:style-name="style11">i</text:span><text:span text:style-name="style10">]);</text:span></text:h>
      <text:h text:style-name="Default">215<text:s text:c="2"/><text:s text:c="12"/><text:span text:style-name="style10">}</text:span></text:h>
      <text:h text:style-name="Default">216<text:s text:c="2"/><text:s text:c="8"/><text:span text:style-name="style10">}</text:span><text:span text:style-name="style1">/*accordingly we have lower case string so we use while loop if user not enter size it will repeat ask until correct*/</text:span></text:h>
      <text:h text:style-name="Default">217<text:s text:c="2"/></text:h>
      <text:h text:style-name="Default">218<text:s text:c="2"/><text:s text:c="4"/><text:span text:style-name="style5">while</text:span><text:span text:style-name="style10">(!(</text:span><text:span text:style-name="style11">strcmp</text:span><text:span text:style-name="style10">(</text:span><text:span text:style-name="style6">"big"</text:span><text:span text:style-name="style10">,</text:span><text:span text:style-name="style11">input</text:span><text:span text:style-name="style10">) == </text:span><text:span text:style-name="style4">0 </text:span><text:span text:style-name="style10">|| </text:span><text:span text:style-name="style11">strcmp</text:span><text:span text:style-name="style10">(</text:span><text:span text:style-name="style6">"small"</text:span><text:span text:style-name="style10">,</text:span><text:span text:style-name="style11">input</text:span><text:span text:style-name="style10">) == </text:span><text:span text:style-name="style4">0 </text:span><text:span text:style-name="style10">|| </text:span><text:span text:style-name="style11">strcmp</text:span><text:span text:style-name="style10">(</text:span><text:span text:style-name="style6">"large"</text:span><text:span text:style-name="style10">,</text:span><text:span text:style-name="style11">input</text:span><text:span text:style-name="style10">) == </text:span><text:span text:style-name="style4">0 </text:span><text:span text:style-name="style10">|| </text:span><text:span text:style-name="style11">strcmp</text:span><text:span text:style-name="style10">(</text:span><text:span text:style-name="style6">"tiny"</text:span><text:span text:style-name="style10">,</text:span><text:span text:style-name="style11">input</text:span><text:span text:style-name="style10">) == </text:span><text:span text:style-name="style4">0</text:span><text:span text:style-name="style10">))</text:span></text:h>
      <text:h text:style-name="Default">219<text:s text:c="2"/><text:s text:c="8"/><text:span text:style-name="style10">{</text:span></text:h>
      <text:h text:style-name="Default">220<text:s text:c="2"/><text:s text:c="8"/><text:span text:style-name="style11">printf</text:span><text:span text:style-name="style10">(</text:span><text:span text:style-name="style6">"Please enter small or large only !(example : small)\n"</text:span><text:span text:style-name="style10">);</text:span></text:h>
      <text:h text:style-name="Default">221<text:s text:c="2"/><text:s text:c="8"/><text:span text:style-name="style11">printf</text:span><text:span text:style-name="style10">(</text:span><text:span text:style-name="style6">"What would size which you prefer to (Small or Large[x2 price]) ?\n"</text:span><text:span text:style-name="style10">);</text:span></text:h>
      <text:h text:style-name="Default">222<text:s text:c="2"/><text:s text:c="8"/><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h>
      <text:h text:style-name="Default">223<text:s text:c="2"/><text:s text:c="8"/><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h>
      <text:h text:style-name="Default">224<text:s text:c="2"/><text:s text:c="8"/><text:span text:style-name="style1">/*clearStdin(input);*/</text:span></text:h>
      <text:h text:style-name="Default">225<text:s text:c="2"/><text:s text:c="8"/><text:span text:style-name="style5">for</text:span><text:span text:style-name="style10">(</text:span><text:span text:style-name="style11">i</text:span><text:span text:style-name="style10">=</text:span><text:span text:style-name="style4">0</text:span><text:span text:style-name="style10">;</text:span><text:span text:style-name="style11">i</text:span><text:span text:style-name="style10">&lt;</text:span><text:span text:style-name="style11">strlen</text:span><text:span text:style-name="style10">(</text:span><text:span text:style-name="style11">input</text:span><text:span text:style-name="style10">);</text:span><text:span text:style-name="style11">i</text:span><text:span text:style-name="style10">++)</text:span></text:h>
      <text:h text:style-name="Default">226<text:s text:c="2"/><text:s text:c="12"/><text:span text:style-name="style10">{</text:span></text:h>
      <text:h text:style-name="Default">227<text:s text:c="2"/><text:s text:c="12"/><text:span text:style-name="style5">if</text:span><text:span text:style-name="style10">(</text:span><text:span text:style-name="style11">isupper</text:span><text:span text:style-name="style10">(</text:span><text:span text:style-name="style11">input</text:span><text:span text:style-name="style10">[</text:span><text:span text:style-name="style11">i</text:span><text:span text:style-name="style10">]))</text:span></text:h>
      <text:h text:style-name="Default">228<text:s text:c="2"/><text:s text:c="16"/><text:span text:style-name="style10">{</text:span></text:h>
      <text:h text:style-name="Default">229<text:s text:c="2"/><text:s text:c="16"/><text:span text:style-name="style11">input</text:span><text:span text:style-name="style10">[</text:span><text:span text:style-name="style11">i</text:span><text:span text:style-name="style10">] = </text:span><text:span text:style-name="style11">tolower</text:span><text:span text:style-name="style10">(</text:span><text:span text:style-name="style11">input</text:span><text:span text:style-name="style10">[</text:span><text:span text:style-name="style11">i</text:span><text:span text:style-name="style10">]);</text:span></text:h>
      <text:h text:style-name="Default">230<text:s text:c="2"/><text:s text:c="16"/><text:span text:style-name="style10">}</text:span></text:h>
      <text:h text:style-name="Default">231<text:s text:c="2"/><text:s text:c="12"/><text:span text:style-name="style10">}</text:span><text:span text:style-name="style1">/*it will return 1 when small size &amp; 2 when big*/</text:span></text:h>
      <text:h text:style-name="Default">232<text:s text:c="2"/><text:s text:c="8"/><text:span text:style-name="style10">}</text:span></text:h>
      <text:h text:style-name="Default">233<text:s text:c="2"/><text:s text:c="4"/><text:span text:style-name="style5">if</text:span><text:span text:style-name="style10">(</text:span><text:span text:style-name="style11">strcmp</text:span><text:span text:style-name="style10">(</text:span><text:span text:style-name="style6">"small"</text:span><text:span text:style-name="style10">,</text:span><text:span text:style-name="style11">input</text:span><text:span text:style-name="style10">) == </text:span><text:span text:style-name="style4">0</text:span><text:span text:style-name="style10">) </text:span><text:span text:style-name="style5">return </text:span><text:span text:style-name="style4">1</text:span><text:span text:style-name="style10">;</text:span></text:h>
      <text:h text:style-name="Default">234<text:s text:c="2"/><text:s text:c="4"/><text:span text:style-name="style5">else if</text:span><text:span text:style-name="style10">(</text:span><text:span text:style-name="style11">strcmp</text:span><text:span text:style-name="style10">(</text:span><text:span text:style-name="style6">"tiny"</text:span><text:span text:style-name="style10">,</text:span><text:span text:style-name="style11">input</text:span><text:span text:style-name="style10">) == </text:span><text:span text:style-name="style4">0</text:span><text:span text:style-name="style10">) </text:span><text:span text:style-name="style5">return </text:span><text:span text:style-name="style4">1</text:span><text:span text:style-name="style10">;</text:span></text:h>
      <text:h text:style-name="Default">235<text:s text:c="2"/><text:s text:c="4"/><text:span text:style-name="style5">else if</text:span><text:span text:style-name="style10">(</text:span><text:span text:style-name="style11">strcmp</text:span><text:span text:style-name="style10">(</text:span><text:span text:style-name="style6">"large"</text:span><text:span text:style-name="style10">,</text:span><text:span text:style-name="style11">input</text:span><text:span text:style-name="style10">) == </text:span><text:span text:style-name="style4">0</text:span><text:span text:style-name="style10">) </text:span><text:span text:style-name="style5">return </text:span><text:span text:style-name="style4">2</text:span><text:span text:style-name="style10">;</text:span></text:h>
      <text:h text:style-name="Default">236<text:s text:c="2"/><text:s text:c="4"/><text:span text:style-name="style5">else if</text:span><text:span text:style-name="style10">(</text:span><text:span text:style-name="style11">strcmp</text:span><text:span text:style-name="style10">(</text:span><text:span text:style-name="style6">"big"</text:span><text:span text:style-name="style10">,</text:span><text:span text:style-name="style11">input</text:span><text:span text:style-name="style10">) == </text:span><text:span text:style-name="style4">0</text:span><text:span text:style-name="style10">) </text:span><text:span text:style-name="style5">return </text:span><text:span text:style-name="style4">2</text:span><text:span text:style-name="style10">;</text:span></text:h>
      <text:h text:style-name="Default">237<text:s text:c="2"/><text:s text:c="4"/><text:span text:style-name="style5">else</text:span></text:h>
      <text:h text:style-name="Default">238<text:s text:c="2"/><text:s text:c="8"/><text:span text:style-name="style10">{</text:span></text:h>
      <text:h text:style-name="Default">239<text:s text:c="2"/><text:s text:c="8"/><text:span text:style-name="style10">}</text:span></text:h>
      <text:h text:style-name="Default">240<text:s text:c="2"/><text:s text:c="4"/><text:span text:style-name="style10">}</text:span></text:h>
      <text:h text:style-name="Default">241<text:s text:c="2"/><text:span text:style-name="style3">/*********************************************</text:span></text:h>
      <text:h text:style-name="Default">242<text:s text:c="2"/><text:span text:style-name="style3">* This function ask user a amount of coffee</text:span></text:h>
      <text:h text:style-name="Default">243<text:s text:c="2"/><text:span text:style-name="style3">* if user enter input which is amount</text:span></text:h>
      <text:h text:style-name="Default">244<text:s text:c="2"/><text:span text:style-name="style3">* it will repeat loop to ask until it correct</text:span></text:h>
      <text:h text:style-name="Default">245<text:s text:c="2"/><text:span text:style-name="style3">* it always convert input to lower case to check to result</text:span></text:h>
      <text:h text:style-name="Default">246<text:s text:c="2"/><text:span text:style-name="style3">* return amount of coffee</text:span></text:h>
      <text:h text:style-name="Default">247<text:s text:c="2"/><text:span text:style-name="style3">**********************************************</text:span></text:h>
      <text:h text:style-name="Default">248<text:s text:c="2"/><text:span text:style-name="style3">*/</text:span></text:h>
      <text:h text:style-name="Default">249<text:s text:c="2"/><text:span text:style-name="style5">unsigned short </text:span><text:span text:style-name="style11">checkAmount</text:span><text:span text:style-name="style10">()</text:span></text:h>
      <text:h text:style-name="Default">250<text:s text:c="2"/><text:s text:c="4"/><text:span text:style-name="style10">{</text:span></text:h>
      <text:h text:style-name="Default">251<text:s text:c="2"/><text:s text:c="4"/><text:span text:style-name="style5">char </text:span><text:span text:style-name="style11">input</text:span><text:span text:style-name="style10">[</text:span><text:span text:style-name="style11">MAX_LEN</text:span><text:span text:style-name="style10">];</text:span><text:span text:style-name="style1">/*to store text from user*/</text:span></text:h>
      <text:h text:style-name="Default">252<text:s text:c="2"/><text:s text:c="4"/><text:span text:style-name="style5">unsigned short </text:span><text:span text:style-name="style11">convert</text:span><text:span text:style-name="style10">;</text:span><text:span text:style-name="style1">/*to store amount*/</text:span></text:h>
      <text:h text:style-name="Default">253<text:s text:c="2"/><text:s text:c="4"/><text:span text:style-name="style11">memset</text:span><text:span text:style-name="style10">(</text:span><text:span text:style-name="style11">input</text:span><text:span text:style-name="style10">,</text:span><text:span text:style-name="style7">'\0'</text:span><text:span text:style-name="style10">,</text:span><text:span text:style-name="style5">sizeof</text:span><text:span text:style-name="style10">(</text:span><text:span text:style-name="style11">input</text:span><text:span text:style-name="style10">));</text:span><text:span text:style-name="style1">/*set text to null*/</text:span></text:h>
      <text:h text:style-name="Default">254<text:s text:c="2"/><text:s text:c="4"/><text:span text:style-name="style11">printf</text:span><text:span text:style-name="style10">(</text:span><text:span text:style-name="style6">"What would you want amount of it ?:"</text:span><text:span text:style-name="style10">);</text:span><text:span text:style-name="style1">/*ask user amount*/</text:span></text:h>
      <text:h text:style-name="Default">255<text:s text:c="2"/><text:s text:c="4"/><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span text:style-name="style1">/*get input from standard input*/</text:span></text:h>
      <text:h text:style-name="Default">256<text:s text:c="2"/><text:s text:c="4"/><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span text:style-name="style1">/*get everything from input except \n(new line)*/</text:span></text:h>
      <text:h text:style-name="Default">257<text:s text:c="2"/><text:s text:c="4"/><text:span text:style-name="style11">sscanf</text:span><text:span text:style-name="style10">(</text:span><text:span text:style-name="style11">input</text:span><text:span text:style-name="style10">,</text:span><text:span text:style-name="style6">"%hu"</text:span><text:span text:style-name="style10">,&amp;</text:span><text:span text:style-name="style11">convert</text:span><text:span text:style-name="style10">);</text:span><text:span text:style-name="style1">/*covert string to short*/</text:span></text:h>
      <text:h text:style-name="Default">258<text:s text:c="2"/><text:s text:c="4"/><text:span text:style-name="style1">/*clearStdin(input);*/</text:span></text:h>
      <text:h text:style-name="Default">259<text:s text:c="2"/><text:s text:c="4"/><text:span text:style-name="style5">while</text:span><text:span text:style-name="style10">(</text:span><text:span text:style-name="style11">bNumeric</text:span><text:span text:style-name="style10">(</text:span><text:span text:style-name="style11">input</text:span><text:span text:style-name="style10">) == </text:span><text:span text:style-name="style5">false </text:span><text:span text:style-name="style10">|| </text:span><text:span text:style-name="style11">convert </text:span><text:span text:style-name="style10">&lt; </text:span><text:span text:style-name="style4">1</text:span><text:span text:style-name="style10">)</text:span><text:span text:style-name="style1">/*use loop to check input is numeric if not it will repeat ask until correct*/</text:span></text:h>
      <text:h text:style-name="Default">260<text:s text:c="2"/><text:s text:c="8"/><text:span text:style-name="style10">{</text:span></text:h>
      <text:h text:style-name="Default">261<text:s text:c="2"/><text:s text:c="8"/><text:span text:style-name="style11">printf</text:span><text:span text:style-name="style10">(</text:span><text:span text:style-name="style6">"What would you want amount of it ?(Numeric 1-65535 only):"</text:span><text:span text:style-name="style10">);</text:span></text:h>
      <text:h text:style-name="Default">262<text:s text:c="2"/><text:s text:c="8"/><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h>
      <text:h text:style-name="Default">263<text:s text:c="2"/><text:s text:c="8"/><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h>
      <text:h text:style-name="Default">264<text:s text:c="2"/><text:s text:c="8"/><text:span text:style-name="style11">sscanf</text:span><text:span text:style-name="style10">(</text:span><text:span text:style-name="style11">input</text:span><text:span text:style-name="style10">,</text:span><text:span text:style-name="style6">"%hu"</text:span><text:span text:style-name="style10">,&amp;</text:span><text:span text:style-name="style11">convert</text:span><text:span text:style-name="style10">);</text:span><text:span text:style-name="style1">/*covert string to short*/</text:span></text:h>
      <text:h text:style-name="Default">265<text:s text:c="2"/><text:s text:c="8"/><text:span text:style-name="style1">/*clearStdin(input);*/</text:span></text:h>
      <text:h text:style-name="Default">266<text:s text:c="2"/><text:s text:c="8"/><text:span text:style-name="style10">}</text:span></text:h>
      <text:h text:style-name="Default">267<text:s text:c="2"/><text:s text:c="4"/><text:span text:style-name="style5">return </text:span><text:span text:style-name="style11">convert</text:span><text:span text:style-name="style10">;</text:span><text:span text:style-name="style1">/*return amount of coffee*/</text:span></text:h>
      <text:h text:style-name="Default">268<text:s text:c="2"/><text:s text:c="4"/><text:span text:style-name="style10">}</text:span></text:h>
      <text:h text:style-name="Default">269<text:s text:c="2"/><text:span text:style-name="style3">/*********************************************</text:span></text:h>
      <text:h text:style-name="Default">270<text:s text:c="2"/><text:span text:style-name="style3">* This function ask user member code if user enter -1 it means end of the day</text:span></text:h>
      <text:h text:style-name="Default">271<text:s text:c="2"/><text:span text:style-name="style3">* return -1 - to stop and show report end of the day</text:span></text:h>
      <text:h text:style-name="Default">272<text:s text:c="2"/><text:span text:style-name="style3">*<text:s text:c="9"/>0 - if user enter incorrect member code</text:span></text:h>
      <text:h text:style-name="Default">273<text:s text:c="2"/><text:span text:style-name="style3">*<text:s text:c="9"/>1 - if user enter correct member code(example:A29144)</text:span></text:h>
      <text:h text:style-name="Default">274<text:s text:c="2"/><text:span text:style-name="style3">**********************************************</text:span></text:h>
      <text:h text:style-name="Default">275<text:s text:c="2"/><text:span text:style-name="style3">*/</text:span></text:h>
      <text:h text:style-name="Default">276<text:s text:c="2"/><text:span text:style-name="style5">short </text:span><text:span text:style-name="style11">checkMember</text:span><text:span text:style-name="style10">()</text:span></text:h>
      <text:h text:style-name="Default">277<text:s text:c="2"/><text:s text:c="4"/><text:span text:style-name="style10">{</text:span></text:h>
      <text:h text:style-name="Default">278<text:s text:c="2"/><text:s text:c="4"/><text:span text:style-name="style5">char </text:span><text:span text:style-name="style11">input</text:span><text:span text:style-name="style10">[</text:span><text:span text:style-name="style11">MAX_LEN</text:span><text:span text:style-name="style10">];</text:span><text:span text:style-name="style1">/*to store text from user +1 for if player enter more than 6 character*/</text:span></text:h>
      <text:h text:style-name="Default">279<text:s text:c="2"/><text:s text:c="4"/><text:span text:style-name="style11">memset</text:span><text:span text:style-name="style10">(</text:span><text:span text:style-name="style11">input</text:span><text:span text:style-name="style10">,</text:span><text:span text:style-name="style7">'\0'</text:span><text:span text:style-name="style10">,</text:span><text:span text:style-name="style5">sizeof</text:span><text:span text:style-name="style10">(</text:span><text:span text:style-name="style11">input</text:span><text:span text:style-name="style10">));</text:span><text:span text:style-name="style1">/*set text to null*/</text:span></text:h>
      <text:h text:style-name="Default">280<text:s text:c="2"/><text:s text:c="4"/><text:span text:style-name="style11">printf</text:span><text:span text:style-name="style10">(</text:span><text:span text:style-name="style6">"Enter you member code[1 character, 5 digits] (\"-1\" to end of the day)\n(Members get a 30%% discount on all purchases):"</text:span><text:span text:style-name="style10">);</text:span><text:span text:style-name="style1">/*ask user member code*/</text:span></text:h>
      <text:h text:style-name="Default">281<text:s text:c="2"/></text:h>
      <text:h text:style-name="Default">282<text:s text:c="2"/><text:s text:c="4"/><text:span text:style-name="style11">fgets</text:span><text:span text:style-name="style10">(</text:span><text:span text:style-name="style11">input</text:span><text:span text:style-name="style10">,</text:span><text:span text:style-name="style5">sizeof</text:span><text:span text:style-name="style10">(</text:span><text:span text:style-name="style11">input</text:span><text:span text:style-name="style10">),</text:span><text:span text:style-name="style11">stdin</text:span><text:span text:style-name="style10">);</text:span><text:span text:style-name="style1">/*get input from standard input*/</text:span></text:h>
      <text:h text:style-name="Default">283<text:s text:c="2"/><text:s text:c="4"/><text:span text:style-name="style11">sscanf</text:span><text:span text:style-name="style10">(</text:span><text:span text:style-name="style11">input</text:span><text:span text:style-name="style10">,</text:span><text:span text:style-name="style6">"%[^\n]"</text:span><text:span text:style-name="style10">,</text:span><text:span text:style-name="style11">input</text:span><text:span text:style-name="style10">);</text:span><text:span text:style-name="style1">/*get everything from input except \n(new line)*/</text:span></text:h>
      <text:h text:style-name="Default">284<text:s text:c="2"/><text:s text:c="4"/><text:span text:style-name="style1">/*clearStdin(input);*/</text:span></text:h>
      <text:h text:style-name="Default">285<text:s text:c="2"/><text:s text:c="4"/><text:span text:style-name="style5">if</text:span><text:span text:style-name="style10">(</text:span><text:span text:style-name="style11">strcmp</text:span><text:span text:style-name="style10">(</text:span><text:span text:style-name="style11">input</text:span><text:span text:style-name="style10">,</text:span><text:span text:style-name="style6">"-1"</text:span><text:span text:style-name="style10">) == </text:span><text:span text:style-name="style4">0</text:span><text:span text:style-name="style10">)</text:span><text:span text:style-name="style1">/*if input is -1 it will return -1 to end of the day*/</text:span></text:h>
      <text:h text:style-name="Default">286<text:s text:c="2"/><text:s text:c="8"/><text:span text:style-name="style10">{</text:span></text:h>
      <text:h text:style-name="Default">287<text:s text:c="2"/><text:s text:c="8"/><text:span text:style-name="style5">return </text:span><text:span text:style-name="style10">-</text:span><text:span text:style-name="style4">1</text:span><text:span text:style-name="style10">;</text:span></text:h>
      <text:h text:style-name="Default">288<text:s text:c="2"/><text:s text:c="8"/><text:span text:style-name="style10">}</text:span></text:h>
      <text:h text:style-name="Default">289<text:s text:c="2"/><text:s text:c="4"/><text:span text:style-name="style5">if</text:span><text:span text:style-name="style10">(</text:span><text:span text:style-name="style11">strlen</text:span><text:span text:style-name="style10">(</text:span><text:span text:style-name="style11">input</text:span><text:span text:style-name="style10">) != </text:span><text:span text:style-name="style4">6 </text:span><text:span text:style-name="style10">|| </text:span><text:span text:style-name="style11">bNumeric</text:span><text:span text:style-name="style10">(&amp;</text:span><text:span text:style-name="style11">input</text:span><text:span text:style-name="style10">[</text:span><text:span text:style-name="style4">1</text:span><text:span text:style-name="style10">]) == </text:span><text:span text:style-name="style5">false </text:span><text:span text:style-name="style10">|| </text:span><text:span text:style-name="style11">isalpha</text:span><text:span text:style-name="style10">(</text:span><text:span text:style-name="style11">input</text:span><text:span text:style-name="style10">[</text:span><text:span text:style-name="style4">0</text:span><text:span text:style-name="style10">]) == </text:span><text:span text:style-name="style4">0</text:span><text:span text:style-name="style10">)</text:span><text:span text:style-name="style1">/*to check member if user input correct input,this condition will return false (not member)*/</text:span></text:h>
      <text:h text:style-name="Default">290<text:s text:c="2"/><text:s text:c="8"/><text:span text:style-name="style10">{</text:span><text:span text:style-name="style1">/*non member*/</text:span></text:h>
      <text:h text:style-name="Default">291<text:s text:c="2"/><text:s text:c="8"/><text:span text:style-name="style11">printf</text:span><text:span text:style-name="style10">(</text:span><text:span text:style-name="style6">"You are not member.\n"</text:span><text:span text:style-name="style10">);</text:span></text:h>
      <text:h text:style-name="Default">292<text:s text:c="2"/><text:s text:c="8"/><text:span text:style-name="style5">return </text:span><text:span text:style-name="style4">0</text:span><text:span text:style-name="style10">;</text:span></text:h>
      <text:h text:style-name="Default">293<text:s text:c="2"/><text:s text:c="8"/><text:span text:style-name="style10">}</text:span></text:h>
      <text:h text:style-name="Default">294<text:s text:c="2"/><text:s text:c="4"/><text:span text:style-name="style11">printf</text:span><text:span text:style-name="style10">(</text:span><text:span text:style-name="style6">"You are member.\n"</text:span><text:span text:style-name="style10">);</text:span></text:h>
      <text:h text:style-name="Default">295<text:s text:c="2"/><text:s text:c="4"/><text:span text:style-name="style5">return </text:span><text:span text:style-name="style4">1</text:span><text:span text:style-name="style10">;</text:span><text:span text:style-name="style1">/*return 1 is member*/</text:span></text:h>
      <text:h text:style-name="Default">296<text:s text:c="2"/><text:s text:c="4"/><text:span text:style-name="style10">}</text:span></text:h>
      <text:h text:style-name="Default">297<text:s text:c="2"/></text:h>
      <text:h text:style-name="Default">298<text:s text:c="2"/><text:span text:style-name="style3">/*********************************************</text:span></text:h>
      <text:h text:style-name="Default">299<text:s text:c="2"/><text:span text:style-name="style3">* This function is to printf result of the end</text:span></text:h>
      <text:h text:style-name="Default">300<text:s text:c="2"/><text:span text:style-name="style3">* of the day</text:span></text:h>
      <text:h text:style-name="Default">301<text:s text:c="2"/><text:span text:style-name="style3">* Argument : member - amount of member</text:span></text:h>
      <text:h text:style-name="Default">302<text:s text:c="2"/><text:span text:style-name="style3">*<text:s text:c="10"/>: nonMember - amount of non-member</text:span></text:h>
      <text:h text:style-name="Default">303<text:s text:c="2"/><text:span text:style-name="style3">*<text:s text:c="10"/>: totalCharge - sum of coffee price</text:span></text:h>
      <text:h text:style-name="Default">304<text:s text:c="2"/><text:span text:style-name="style3">*<text:s text:c="12"/>before discount</text:span></text:h>
      <text:h text:style-name="Default">305<text:s text:c="2"/><text:span text:style-name="style3">*<text:s text:c="10"/>: totalDiscount - sum of discount</text:span></text:h>
      <text:h text:style-name="Default">306<text:s text:c="2"/><text:span text:style-name="style3">*<text:s text:c="12"/>coffee price</text:span></text:h>
      <text:h text:style-name="Default">307<text:s text:c="2"/><text:span text:style-name="style3">* No return</text:span></text:h>
      <text:h text:style-name="Default">308<text:s text:c="2"/><text:span text:style-name="style3">**********************************************</text:span></text:h>
      <text:h text:style-name="Default">309<text:s text:c="2"/><text:span text:style-name="style3">*/</text:span></text:h>
      <text:h text:style-name="Default">310<text:s text:c="2"/></text:h>
      <text:h text:style-name="Default">311<text:s text:c="2"/><text:span text:style-name="style5">void </text:span><text:span text:style-name="style11">printEndoftheday</text:span><text:span text:style-name="style10">(</text:span><text:span text:style-name="style5">unsigned short </text:span><text:span text:style-name="style11">member</text:span><text:span text:style-name="style10">,</text:span><text:span text:style-name="style5">unsigned short </text:span><text:span text:style-name="style11">nonMember</text:span><text:span text:style-name="style10">,</text:span><text:span text:style-name="style5">double </text:span><text:span text:style-name="style11">totalCharge</text:span><text:span text:style-name="style10">,</text:span><text:span text:style-name="style5">double </text:span><text:span text:style-name="style11">totalDiscount</text:span><text:span text:style-name="style10">)</text:span></text:h>
      <text:h text:style-name="Default">312<text:s text:c="2"/><text:s text:c="4"/><text:span text:style-name="style10">{</text:span></text:h>
      <text:h text:style-name="Default">313<text:s text:c="2"/><text:s text:c="4"/><text:span text:style-name="style5">time_t </text:span><text:span text:style-name="style11">rawtime</text:span><text:span text:style-name="style10">;</text:span><text:span text:style-name="style1">/*variable to show current time*/</text:span></text:h>
      <text:h text:style-name="Default">314<text:s text:c="2"/><text:s text:c="4"/><text:span text:style-name="style5">struct </text:span><text:span text:style-name="style11">tm </text:span><text:span text:style-name="style10">* </text:span><text:span text:style-name="style11">timeinfo</text:span><text:span text:style-name="style10">;</text:span></text:h>
      <text:h text:style-name="Default">315<text:s text:c="2"/><text:s text:c="4"/><text:span text:style-name="style11">time </text:span><text:span text:style-name="style10">(&amp;</text:span><text:span text:style-name="style11">rawtime</text:span><text:span text:style-name="style10">);</text:span><text:span text:style-name="style1">/*clear screen*/</text:span></text:h>
      <text:h text:style-name="Default">316<text:s text:c="2"/><text:s text:c="4"/><text:span text:style-name="style11">timeinfo </text:span><text:span text:style-name="style10">= </text:span><text:span text:style-name="style11">localtime </text:span><text:span text:style-name="style10">(&amp;</text:span><text:span text:style-name="style11">rawtime</text:span><text:span text:style-name="style10">);</text:span></text:h>
      <text:h text:style-name="Default">317<text:s text:c="2"/><text:s text:c="4"/><text:span text:style-name="style11">clearScreen</text:span><text:span text:style-name="style10">();</text:span><text:span text:style-name="style1">/*clear screen*/</text:span></text:h>
      <text:h text:style-name="Default">318<text:s text:c="2"/><text:s text:c="4"/><text:span text:style-name="style11">printf</text:span><text:span text:style-name="style10">(</text:span><text:span text:style-name="style6">"End of the day !\n"</text:span><text:span text:style-name="style10">,</text:span><text:span text:style-name="style11">asctime</text:span><text:span text:style-name="style10">(</text:span><text:span text:style-name="style11">timeinfo</text:span><text:span text:style-name="style10">));</text:span></text:h>
      <text:h text:style-name="Default">319<text:s text:c="2"/><text:s text:c="4"/><text:span text:style-name="style11">clearScreen</text:span><text:span text:style-name="style10">();</text:span><text:span text:style-name="style1">/*clear screen*/</text:span></text:h>
      <text:h text:style-name="Default">320<text:s text:c="2"/><text:s text:c="4"/><text:span text:style-name="style11">printf</text:span><text:span text:style-name="style10">(</text:span><text:span text:style-name="style6">"%s"</text:span><text:span text:style-name="style10">,</text:span><text:span text:style-name="style6">"\a\a\a"</text:span><text:span text:style-name="style10">);</text:span><text:span text:style-name="style1">/*beep sound 3 times*/</text:span></text:h>
      <text:h text:style-name="Default">321<text:s text:c="2"/><text:s text:c="4"/><text:span text:style-name="style11">printf</text:span><text:span text:style-name="style10">(</text:span><text:span text:style-name="style6">"JaMe's coffee shop report ,Date %s\n"</text:span><text:span text:style-name="style10">,</text:span><text:span text:style-name="style11">asctime</text:span><text:span text:style-name="style10">(</text:span><text:span text:style-name="style11">timeinfo</text:span><text:span text:style-name="style10">));</text:span><text:span text:style-name="style1">/*show current time*/</text:span></text:h>
      <text:h text:style-name="Default">322<text:s text:c="2"/><text:s text:c="4"/><text:span text:style-name="style11">printf</text:span><text:span text:style-name="style10">(</text:span><text:span text:style-name="style6">"******************************************************************\n"</text:span><text:span text:style-name="style10">);</text:span></text:h>
      <text:h text:style-name="Default">323<text:s text:c="2"/><text:s text:c="4"/><text:span text:style-name="style11">printf</text:span><text:span text:style-name="style10">(</text:span><text:span text:style-name="style6">"Member : %hu person\n"</text:span><text:span text:style-name="style10">,</text:span><text:span text:style-name="style11">member</text:span><text:span text:style-name="style10">);</text:span><text:span text:style-name="style1">/*show the number of member*/</text:span></text:h>
      <text:h text:style-name="Default">324<text:s text:c="2"/><text:s text:c="4"/><text:span text:style-name="style11">printf</text:span><text:span text:style-name="style10">(</text:span><text:span text:style-name="style6">"Non-member : %hu person\n"</text:span><text:span text:style-name="style10">,</text:span><text:span text:style-name="style11">nonMember</text:span><text:span text:style-name="style10">);</text:span><text:span text:style-name="style1">/*show the number of non-member*/</text:span></text:h>
      <text:h text:style-name="Default">325<text:s text:c="2"/><text:s text:c="4"/><text:span text:style-name="style11">printf</text:span><text:span text:style-name="style10">(</text:span><text:span text:style-name="style6">"Total charge of coffee : $%.2lf\n"</text:span><text:span text:style-name="style10">,</text:span><text:span text:style-name="style11">totalCharge</text:span><text:span text:style-name="style10">);</text:span><text:span text:style-name="style1">/*show charge of coffee*/</text:span></text:h>
      <text:h text:style-name="Default">326<text:s text:c="2"/><text:s text:c="4"/><text:span text:style-name="style11">printf</text:span><text:span text:style-name="style10">(</text:span><text:span text:style-name="style6">"Total discount of coffee : $%.2lf\n"</text:span><text:span text:style-name="style10">,</text:span><text:span text:style-name="style11">totalDiscount</text:span><text:span text:style-name="style10">);</text:span><text:span text:style-name="style1">/*show discount of coffeee*/</text:span></text:h>
      <text:h text:style-name="Default">327<text:s text:c="2"/><text:s text:c="4"/><text:span text:style-name="style11">printf</text:span><text:span text:style-name="style10">(</text:span><text:span text:style-name="style6">"Grand total :$%.2lf\n"</text:span><text:span text:style-name="style10">,</text:span><text:span text:style-name="style11">totalCharge</text:span><text:span text:style-name="style10">-</text:span><text:span text:style-name="style11">totalDiscount</text:span><text:span text:style-name="style10">);</text:span><text:span text:style-name="style1">/*show grand total*/</text:span></text:h>
      <text:h text:style-name="Default">328<text:s text:c="2"/><text:s text:c="4"/><text:span text:style-name="style11">printf</text:span><text:span text:style-name="style10">(</text:span><text:span text:style-name="style6">"******************************************************************\n"</text:span><text:span text:style-name="style10">);</text:span></text:h>
      <text:h text:style-name="Default">329<text:s text:c="2"/><text:s text:c="4"/><text:span text:style-name="style10">}</text:span></text:h>
      <text:h text:style-name="Default">330<text:s text:c="2"/></text:h>
      <text:h text:style-name="Default">331<text:s text:c="2"/><text:span text:style-name="style3">/*********************************************</text:span></text:h>
      <text:h text:style-name="Default">332<text:s text:c="2"/><text:span text:style-name="style3">* This function is to bill for 1 customer</text:span></text:h>
      <text:h text:style-name="Default">333<text:s text:c="2"/><text:span text:style-name="style3">* Argument : coffeeTime - how many time that user bought coffee</text:span></text:h>
      <text:h text:style-name="Default">334<text:s text:c="2"/><text:span text:style-name="style3">*<text:s text:c="10"/>: member - amount of member</text:span></text:h>
      <text:h text:style-name="Default">335<text:s text:c="2"/><text:span text:style-name="style3">*<text:s text:c="10"/>: nonMember - amount of non-member</text:span></text:h>
      <text:h text:style-name="Default">336<text:s text:c="2"/><text:span text:style-name="style3">*<text:s text:c="10"/>: totalCharge - sum of coffee price</text:span></text:h>
      <text:h text:style-name="Default">337<text:s text:c="2"/><text:span text:style-name="style3">*<text:s text:c="12"/>before discount</text:span></text:h>
      <text:h text:style-name="Default">338<text:s text:c="2"/><text:span text:style-name="style3">*<text:s text:c="10"/>: totalDiscount - sum of discount</text:span></text:h>
      <text:h text:style-name="Default">339<text:s text:c="2"/><text:span text:style-name="style3">*<text:s text:c="12"/>coffee price</text:span></text:h>
      <text:h text:style-name="Default">340<text:s text:c="2"/><text:span text:style-name="style3">* No return</text:span></text:h>
      <text:h text:style-name="Default">341<text:s text:c="2"/><text:span text:style-name="style3">**********************************************</text:span></text:h>
      <text:h text:style-name="Default">342<text:s text:c="2"/><text:span text:style-name="style3">*/</text:span></text:h>
      <text:h text:style-name="Default">343<text:s text:c="2"/></text:h>
      <text:h text:style-name="Default">344<text:s text:c="2"/><text:span text:style-name="style5">void </text:span><text:span text:style-name="style11">printBill</text:span><text:span text:style-name="style10">(</text:span><text:span text:style-name="style5">unsigned short </text:span><text:span text:style-name="style11">coffeeTime</text:span><text:span text:style-name="style10">,</text:span><text:span text:style-name="style5">unsigned short </text:span><text:span text:style-name="style10">*</text:span><text:span text:style-name="style11">coffeeCustomer</text:span><text:span text:style-name="style10">,</text:span><text:span text:style-name="style5">unsigned short </text:span><text:span text:style-name="style10">*</text:span><text:span text:style-name="style11">sizeCustomer</text:span><text:span text:style-name="style10">,</text:span><text:span text:style-name="style5">unsigned short </text:span><text:span text:style-name="style10">*</text:span><text:span text:style-name="style11">temperatureCustomer</text:span><text:span text:style-name="style10">,</text:span><text:span text:style-name="style5">unsigned short </text:span><text:span text:style-name="style10">*</text:span><text:span text:style-name="style11">amountCustomer</text:span><text:span text:style-name="style10">,</text:span><text:span text:style-name="style5">double </text:span><text:span text:style-name="style10">*</text:span><text:span text:style-name="style11">priceCoffee</text:span><text:span text:style-name="style10">,</text:span><text:span text:style-name="style5">double </text:span><text:span text:style-name="style10">*</text:span><text:span text:style-name="style11">priceCoffeeDiscount</text:span><text:span text:style-name="style10">,</text:span><text:span text:style-name="style5">double </text:span><text:span text:style-name="style11">customerCharge</text:span><text:span text:style-name="style10">,</text:span><text:span text:style-name="style5">double </text:span><text:span text:style-name="style11">customerDiscount</text:span><text:span text:style-name="style10">)</text:span></text:h>
      <text:h text:style-name="Default">345<text:s text:c="2"/><text:s text:c="4"/><text:span text:style-name="style10">{</text:span></text:h>
      <text:h text:style-name="Default">346<text:s text:c="2"/><text:s text:c="4"/><text:span text:style-name="style5">unsigned short </text:span><text:span text:style-name="style11">j</text:span><text:span text:style-name="style10">;</text:span><text:span text:style-name="style1">/*to order and show the result coffee*/</text:span></text:h>
      <text:h text:style-name="Default">347<text:s text:c="2"/><text:s text:c="4"/><text:span text:style-name="style5">char </text:span><text:span text:style-name="style10">*</text:span><text:span text:style-name="style11">coffeeDatabase</text:span><text:span text:style-name="style10">[] = {</text:span><text:span text:style-name="style6">"Espresso"</text:span><text:span text:style-name="style10">,</text:span><text:span text:style-name="style6">"Latte"</text:span><text:span text:style-name="style10">,</text:span><text:span text:style-name="style6">"Cappucino"</text:span><text:span text:style-name="style10">,</text:span><text:span text:style-name="style6">"Cocoa"</text:span><text:span text:style-name="style10">};</text:span><text:span text:style-name="style1">/*for show coffee in string by subscript*/</text:span></text:h>
      <text:h text:style-name="Default">348<text:s text:c="2"/><text:s text:c="4"/><text:span text:style-name="style5">char </text:span><text:span text:style-name="style10">*</text:span><text:span text:style-name="style11">temperatureDatabase</text:span><text:span text:style-name="style10">[] = {</text:span><text:span text:style-name="style6">"Hot"</text:span><text:span text:style-name="style10">,</text:span><text:span text:style-name="style6">"Cold"</text:span><text:span text:style-name="style10">};</text:span><text:span text:style-name="style1">/*for show temperature in string by subscript*/</text:span></text:h>
      <text:h text:style-name="Default">349<text:s text:c="2"/><text:s text:c="4"/><text:span text:style-name="style5">char </text:span><text:span text:style-name="style10">*</text:span><text:span text:style-name="style11">sizeDatabase</text:span><text:span text:style-name="style10">[] = {</text:span><text:span text:style-name="style6">"Small"</text:span><text:span text:style-name="style10">,</text:span><text:span text:style-name="style6">"Large"</text:span><text:span text:style-name="style10">};</text:span><text:span text:style-name="style1">/*for show size in string by subscript*/</text:span></text:h>
      <text:h text:style-name="Default">350<text:s text:c="2"/><text:s text:c="4"/><text:span text:style-name="style5">time_t </text:span><text:span text:style-name="style11">rawtime</text:span><text:span text:style-name="style10">;</text:span><text:span text:style-name="style1">/*variable to show current time*/</text:span></text:h>
      <text:h text:style-name="Default">351<text:s text:c="2"/><text:s text:c="4"/><text:span text:style-name="style5">struct </text:span><text:span text:style-name="style11">tm </text:span><text:span text:style-name="style10">* </text:span><text:span text:style-name="style11">timeinfo</text:span><text:span text:style-name="style10">;</text:span></text:h>
      <text:h text:style-name="Default">352<text:s text:c="2"/><text:s text:c="4"/><text:span text:style-name="style11">time </text:span><text:span text:style-name="style10">(&amp;</text:span><text:span text:style-name="style11">rawtime</text:span><text:span text:style-name="style10">);</text:span></text:h>
      <text:h text:style-name="Default">353<text:s text:c="2"/><text:s text:c="4"/><text:span text:style-name="style11">timeinfo </text:span><text:span text:style-name="style10">= </text:span><text:span text:style-name="style11">localtime </text:span><text:span text:style-name="style10">(&amp;</text:span><text:span text:style-name="style11">rawtime</text:span><text:span text:style-name="style10">);</text:span></text:h>
      <text:h text:style-name="Default">354<text:s text:c="2"/><text:s text:c="4"/><text:span text:style-name="style11">printf</text:span><text:span text:style-name="style10">(</text:span><text:span text:style-name="style6">"Customer bill, Date %s\n"</text:span><text:span text:style-name="style10">,</text:span><text:span text:style-name="style11">asctime</text:span><text:span text:style-name="style10">(</text:span><text:span text:style-name="style11">timeinfo</text:span><text:span text:style-name="style10">));</text:span><text:span text:style-name="style1">/*show current time*/</text:span></text:h>
      <text:h text:style-name="Default">355<text:s text:c="2"/><text:s text:c="4"/><text:span text:style-name="style11">printf</text:span><text:span text:style-name="style10">(</text:span><text:span text:style-name="style6">"******************************************************************\n"</text:span><text:span text:style-name="style10">);</text:span></text:h>
      <text:h text:style-name="Default">356<text:s text:c="2"/><text:s text:c="4"/><text:span text:style-name="style1">/*show each coffee cup, price before discount,discount price and price after discount*/</text:span></text:h>
      <text:h text:style-name="Default">357<text:s text:c="2"/><text:s text:c="4"/><text:span text:style-name="style5">for</text:span><text:span text:style-name="style10">(</text:span><text:span text:style-name="style11">j</text:span><text:span text:style-name="style10">=</text:span><text:span text:style-name="style4">0</text:span><text:span text:style-name="style10">;</text:span><text:span text:style-name="style11">j</text:span><text:span text:style-name="style10">&lt;</text:span><text:span text:style-name="style11">coffeeTime</text:span><text:span text:style-name="style10">;</text:span><text:span text:style-name="style11">j</text:span><text:span text:style-name="style10">++)</text:span></text:h>
      <text:h text:style-name="Default">358<text:s text:c="2"/><text:s text:c="8"/><text:span text:style-name="style10">{</text:span></text:h>
      <text:h text:style-name="Default">359<text:s text:c="2"/><text:s text:c="8"/><text:span text:style-name="style11">printf</text:span><text:span text:style-name="style10">(</text:span><text:span text:style-name="style6">"Drink type %s :\tSize: %s\tTemperature: %s\tAmount: %hu cup\nFull price: $%.2lf\tDiscount price: $%.2lf\nPrice after discount: $%.2lf\n\n"</text:span></text:h>
      <text:h text:style-name="Default">360<text:s text:c="2"/><text:s text:c="8"/><text:span text:style-name="style10">,</text:span><text:span text:style-name="style11">coffeeDatabase</text:span><text:span text:style-name="style10">[</text:span><text:span text:style-name="style11">coffeeCustomer</text:span><text:span text:style-name="style10">[</text:span><text:span text:style-name="style11">j</text:span><text:span text:style-name="style10">]],</text:span><text:span text:style-name="style11">sizeDatabase</text:span><text:span text:style-name="style10">[</text:span><text:span text:style-name="style11">sizeCustomer</text:span><text:span text:style-name="style10">[</text:span><text:span text:style-name="style11">j</text:span><text:span text:style-name="style10">]],</text:span><text:span text:style-name="style11">temperatureDatabase</text:span><text:span text:style-name="style10">[</text:span><text:span text:style-name="style11">temperatureCustomer</text:span><text:span text:style-name="style10">[</text:span><text:span text:style-name="style11">j</text:span><text:span text:style-name="style10">]],</text:span><text:span text:style-name="style11">amountCustomer</text:span><text:span text:style-name="style10">[</text:span><text:span text:style-name="style11">j</text:span><text:span text:style-name="style10">],</text:span><text:span text:style-name="style11">priceCoffee</text:span><text:span text:style-name="style10">[</text:span><text:span text:style-name="style11">j</text:span><text:span text:style-name="style10">],</text:span><text:span text:style-name="style11">priceCoffeeDiscount</text:span><text:span text:style-name="style10">[</text:span><text:span text:style-name="style11">j</text:span><text:span text:style-name="style10">],</text:span><text:span text:style-name="style11">priceCoffee</text:span><text:span text:style-name="style10">[</text:span><text:span text:style-name="style11">j</text:span><text:span text:style-name="style10">]-</text:span><text:span text:style-name="style11">priceCoffeeDiscount</text:span><text:span text:style-name="style10">[</text:span><text:span text:style-name="style11">j</text:span><text:span text:style-name="style10">]);</text:span></text:h>
      <text:h text:style-name="Default">361<text:s text:c="2"/><text:s text:c="8"/><text:span text:style-name="style10">}</text:span></text:h>
      <text:h text:style-name="Default">362<text:s text:c="2"/><text:s text:c="4"/><text:span text:style-name="style11">printf</text:span><text:span text:style-name="style10">(</text:span><text:span text:style-name="style6">"******************************************************************\n"</text:span><text:span text:style-name="style10">);</text:span></text:h>
      <text:h text:style-name="Default">363<text:s text:c="2"/><text:s text:c="4"/><text:span text:style-name="style1">/*show total price with discount,discount price and price after discount*/</text:span></text:h>
      <text:h text:style-name="Default">364<text:s text:c="2"/><text:s text:c="4"/><text:span text:style-name="style11">printf</text:span><text:span text:style-name="style10">(</text:span><text:span text:style-name="style6">"Grand total without discount : $%.2lf\n"</text:span><text:span text:style-name="style10">,</text:span><text:span text:style-name="style11">customerCharge</text:span><text:span text:style-name="style10">);</text:span></text:h>
      <text:h text:style-name="Default">365<text:s text:c="2"/><text:s text:c="4"/><text:span text:style-name="style11">printf</text:span><text:span text:style-name="style10">(</text:span><text:span text:style-name="style6">"Total discount :$%.2lf\n"</text:span><text:span text:style-name="style10">,</text:span><text:span text:style-name="style11">customerDiscount</text:span><text:span text:style-name="style10">);</text:span></text:h>
      <text:h text:style-name="Default">366<text:s text:c="2"/><text:s text:c="4"/><text:span text:style-name="style11">printf</text:span><text:span text:style-name="style10">(</text:span><text:span text:style-name="style6">"Final total:$%.2lf\n"</text:span><text:span text:style-name="style10">,</text:span><text:span text:style-name="style11">customerCharge</text:span><text:span text:style-name="style10">-</text:span><text:span text:style-name="style11">customerDiscount</text:span><text:span text:style-name="style10">);</text:span></text:h>
      <text:h text:style-name="Default">367<text:s text:c="2"/><text:s text:c="4"/><text:span text:style-name="style10">}</text:span></text:h>
      <text:h text:style-name="Default">368<text:s text:c="2"/></text:h>
      <text:h text:style-name="Default">369<text:s text:c="2"/><text:span text:style-name="style3">/*********************************************</text:span></text:h>
      <text:h text:style-name="Default">370<text:s text:c="2"/><text:span text:style-name="style3">* This function is mainly to do everything such as call another function</text:span></text:h>
      <text:h text:style-name="Default">371<text:s text:c="2"/><text:span text:style-name="style3">* give a result such as bill and report</text:span></text:h>
      <text:h text:style-name="Default">372<text:s text:c="2"/><text:span text:style-name="style3">* count member and non-member</text:span></text:h>
      <text:h text:style-name="Default">373<text:s text:c="2"/><text:span text:style-name="style3">**********************************************</text:span></text:h>
      <text:h text:style-name="Default">374<text:s text:c="2"/><text:span text:style-name="style3">*/</text:span></text:h>
      <text:h text:style-name="Default">375<text:s text:c="2"/><text:span text:style-name="style5">void </text:span><text:span text:style-name="style11">askMemberCoffee</text:span><text:span text:style-name="style10">()</text:span></text:h>
      <text:h text:style-name="Default">376<text:s text:c="2"/><text:s text:c="4"/><text:span text:style-name="style10">{</text:span></text:h>
      <text:h text:style-name="Default">377<text:s text:c="2"/><text:s text:c="4"/><text:span text:style-name="style5">unsigned short </text:span><text:span text:style-name="style11">coffeeCustomer</text:span><text:span text:style-name="style10">[</text:span><text:span text:style-name="style11">MAX_COFFEE</text:span><text:span text:style-name="style10">],</text:span><text:span text:style-name="style11">temperatureCustomer</text:span><text:span text:style-name="style10">[</text:span><text:span text:style-name="style11">MAX_COFFEE</text:span><text:span text:style-name="style10">],</text:span><text:span text:style-name="style11">sizeCustomer</text:span><text:span text:style-name="style10">[</text:span><text:span text:style-name="style11">MAX_COFFEE</text:span><text:span text:style-name="style10">],</text:span><text:span text:style-name="style11">amountCustomer</text:span><text:span text:style-name="style10">[</text:span><text:span text:style-name="style11">MAX_COFFEE</text:span><text:span text:style-name="style10">];</text:span><text:span text:style-name="style1">/*each ordered information of each coffee for 1 customer*/</text:span></text:h>
      <text:h text:style-name="Default">378<text:s text:c="2"/><text:s text:c="4"/><text:span text:style-name="style5">double </text:span><text:span text:style-name="style11">priceCoffee</text:span><text:span text:style-name="style10">[</text:span><text:span text:style-name="style11">MAX_COFFEE</text:span><text:span text:style-name="style10">],</text:span><text:span text:style-name="style11">priceCoffeeDiscount</text:span><text:span text:style-name="style10">[</text:span><text:span text:style-name="style11">MAX_COFFEE</text:span><text:span text:style-name="style10">]; </text:span><text:span text:style-name="style1">/* to store price before discount and price after discount each time*/</text:span></text:h>
      <text:h text:style-name="Default">379<text:s text:c="2"/><text:s text:c="4"/><text:span text:style-name="style5">unsigned short </text:span><text:span text:style-name="style11">i</text:span><text:span text:style-name="style10">=</text:span><text:span text:style-name="style4">0</text:span><text:span text:style-name="style10">;</text:span><text:span text:style-name="style1">/*to order each coffee from 1 customer &amp; to show order coffee respectively*/</text:span></text:h>
      <text:h text:style-name="Default">380<text:s text:c="2"/><text:s text:c="4"/><text:span text:style-name="style5">double </text:span><text:span text:style-name="style11">customerCharge </text:span><text:span text:style-name="style10">= </text:span><text:span text:style-name="style4">0</text:span><text:span text:style-name="style10">,</text:span><text:span text:style-name="style11">customerDiscount </text:span><text:span text:style-name="style10">= </text:span><text:span text:style-name="style4">0</text:span><text:span text:style-name="style10">; </text:span><text:span text:style-name="style1">/*sum of expense of each customer and discount */</text:span></text:h>
      <text:h text:style-name="Default">381<text:s text:c="2"/><text:s text:c="4"/><text:span text:style-name="style5">double </text:span><text:span text:style-name="style11">totalCharge </text:span><text:span text:style-name="style10">= </text:span><text:span text:style-name="style4">0</text:span><text:span text:style-name="style10">,</text:span><text:span text:style-name="style11">totalDiscount </text:span><text:span text:style-name="style10">= </text:span><text:span text:style-name="style4">0</text:span><text:span text:style-name="style10">; </text:span><text:span text:style-name="style1">/*result end of the day*/</text:span></text:h>
      <text:h text:style-name="Default">382<text:s text:c="2"/><text:s text:c="4"/><text:span text:style-name="style5">unsigned short </text:span><text:span text:style-name="style11">member </text:span><text:span text:style-name="style10">= </text:span><text:span text:style-name="style4">0</text:span><text:span text:style-name="style10">,</text:span><text:span text:style-name="style11">nonMember </text:span><text:span text:style-name="style10">= </text:span><text:span text:style-name="style4">0</text:span><text:span text:style-name="style10">; </text:span><text:span text:style-name="style1">/*count member and non-member*/</text:span></text:h>
      <text:h text:style-name="Default">383<text:s text:c="2"/><text:s text:c="4"/><text:span text:style-name="style5">short </text:span><text:span text:style-name="style11">bDiscount </text:span><text:span text:style-name="style10">= </text:span><text:span text:style-name="style4">0</text:span><text:span text:style-name="style10">; </text:span><text:span text:style-name="style1">/*status to check member to calculate discount price*/</text:span></text:h>
      <text:h text:style-name="Default">384<text:s text:c="2"/><text:s text:c="4"/><text:span text:style-name="style5">float </text:span><text:span text:style-name="style11">temperature </text:span><text:span text:style-name="style10">= </text:span><text:span text:style-name="style4">1</text:span><text:span text:style-name="style10">; </text:span><text:span text:style-name="style1">/*status to check temperature to calcualte price*/</text:span></text:h>
      <text:h text:style-name="Default">385<text:s text:c="2"/><text:s text:c="4"/><text:span text:style-name="style5">unsigned short </text:span><text:span text:style-name="style11">coffee </text:span><text:span text:style-name="style10">= </text:span><text:span text:style-name="style4">0</text:span><text:span text:style-name="style10">; </text:span><text:span text:style-name="style1">/* store price coffee to calculate*/</text:span></text:h>
      <text:h text:style-name="Default">386<text:s text:c="2"/><text:s text:c="4"/><text:span text:style-name="style5">while</text:span><text:span text:style-name="style10">((</text:span><text:span text:style-name="style11">bDiscount </text:span><text:span text:style-name="style10">= </text:span><text:span text:style-name="style11">checkMember</text:span><text:span text:style-name="style10">()) != -</text:span><text:span text:style-name="style4">1</text:span><text:span text:style-name="style10">)</text:span><text:span text:style-name="style1">/* ask member code until member type "-1" to show result end of the day*/</text:span></text:h>
      <text:h text:style-name="Default">387<text:s text:c="2"/><text:s text:c="8"/><text:span text:style-name="style10">{</text:span></text:h>
      <text:h text:style-name="Default">388<text:s text:c="2"/><text:s text:c="8"/><text:span text:style-name="style5">if</text:span><text:span text:style-name="style10">(</text:span><text:span text:style-name="style11">bDiscount </text:span><text:span text:style-name="style10">== </text:span><text:span text:style-name="style4">1</text:span><text:span text:style-name="style10">)</text:span></text:h>
      <text:h text:style-name="Default">389<text:s text:c="2"/><text:s text:c="12"/><text:span text:style-name="style10">{</text:span></text:h>
      <text:h text:style-name="Default">390<text:s text:c="2"/><text:s text:c="12"/><text:span text:style-name="style11">member</text:span><text:span text:style-name="style10">++;</text:span><text:span text:style-name="style1">/*count member*/</text:span></text:h>
      <text:h text:style-name="Default">391<text:s text:c="2"/><text:s text:c="12"/><text:span text:style-name="style10">}</text:span></text:h>
      <text:h text:style-name="Default">392<text:s text:c="2"/><text:s text:c="8"/><text:span text:style-name="style5">else</text:span></text:h>
      <text:h text:style-name="Default">393<text:s text:c="2"/><text:s text:c="12"/><text:span text:style-name="style10">{</text:span></text:h>
      <text:h text:style-name="Default">394<text:s text:c="2"/><text:s text:c="12"/><text:span text:style-name="style11">nonMember</text:span><text:span text:style-name="style10">++;</text:span><text:span text:style-name="style1">/*count non-member*/</text:span></text:h>
      <text:h text:style-name="Default">395<text:s text:c="2"/><text:s text:c="12"/><text:span text:style-name="style10">}</text:span></text:h>
      <text:h text:style-name="Default">396<text:s text:c="2"/><text:s text:c="8"/><text:span text:style-name="style5">while</text:span><text:span text:style-name="style10">((</text:span><text:span text:style-name="style11">coffee </text:span><text:span text:style-name="style10">= </text:span><text:span text:style-name="style11">checkCoffee</text:span><text:span text:style-name="style10">()) != </text:span><text:span text:style-name="style4">0 </text:span><text:span text:style-name="style10">&amp;&amp; </text:span><text:span text:style-name="style11">i </text:span><text:span text:style-name="style10">&lt; </text:span><text:span text:style-name="style11">MAX_COFFEE</text:span><text:span text:style-name="style10">)</text:span><text:span text:style-name="style1">/*ask member a coffee type until type ""NONE* to show bill*/</text:span></text:h>
      <text:h text:style-name="Default">397<text:s text:c="2"/><text:s text:c="12"/><text:span text:style-name="style10">{</text:span></text:h>
      <text:h text:style-name="Default">398<text:s text:c="2"/><text:s text:c="12"/><text:span text:style-name="style11">sizeCustomer</text:span><text:span text:style-name="style10">[</text:span><text:span text:style-name="style11">i</text:span><text:span text:style-name="style10">] = </text:span><text:span text:style-name="style11">checkSize</text:span><text:span text:style-name="style10">();</text:span><text:span text:style-name="style1">/*ask member a size of coffee*/</text:span></text:h>
      <text:h text:style-name="Default">399<text:s text:c="2"/><text:s text:c="12"/><text:span text:style-name="style11">temperatureCustomer</text:span><text:span text:style-name="style10">[</text:span><text:span text:style-name="style11">i</text:span><text:span text:style-name="style10">] = </text:span><text:span text:style-name="style11">checkTemp</text:span><text:span text:style-name="style10">();</text:span><text:span text:style-name="style1">/*ask member a temperature of coffee*/</text:span></text:h>
      <text:h text:style-name="Default">400<text:s text:c="2"/><text:s text:c="12"/><text:span text:style-name="style5">while</text:span><text:span text:style-name="style10">((</text:span><text:span text:style-name="style11">amountCustomer</text:span><text:span text:style-name="style10">[</text:span><text:span text:style-name="style11">i</text:span><text:span text:style-name="style10">] = </text:span><text:span text:style-name="style11">checkAmount</text:span><text:span text:style-name="style10">()) &gt; </text:span><text:span text:style-name="style11">USHRT_MAX</text:span><text:span text:style-name="style10">)</text:span></text:h>
      <text:h text:style-name="Default">401<text:s text:c="2"/><text:s text:c="16"/><text:span text:style-name="style10">{</text:span><text:span text:style-name="style1">/*this loop will ask user amount until coffect input*/</text:span></text:h>
      <text:h text:style-name="Default">402<text:s text:c="2"/><text:s text:c="16"/><text:span text:style-name="style11">printf</text:span><text:span text:style-name="style10">(</text:span><text:span text:style-name="style6">"You can enter amount less than or equal to %d from your buying.\n"</text:span><text:span text:style-name="style10">,</text:span><text:span text:style-name="style11">USHRT_MAX</text:span><text:span text:style-name="style10">);</text:span></text:h>
      <text:h text:style-name="Default">403<text:s text:c="2"/><text:s text:c="16"/><text:span text:style-name="style11">amountCustomer</text:span><text:span text:style-name="style10">[</text:span><text:span text:style-name="style11">i</text:span><text:span text:style-name="style10">] = </text:span><text:span text:style-name="style11">checkAmount</text:span><text:span text:style-name="style10">();</text:span></text:h>
      <text:h text:style-name="Default">404<text:s text:c="2"/><text:s text:c="16"/><text:span text:style-name="style10">}</text:span></text:h>
      <text:h text:style-name="Default">405<text:s text:c="2"/><text:s text:c="12"/><text:span text:style-name="style5">if</text:span><text:span text:style-name="style10">(</text:span><text:span text:style-name="style11">coffee </text:span><text:span text:style-name="style10">== </text:span><text:span text:style-name="style4">30</text:span><text:span text:style-name="style10">) </text:span><text:span text:style-name="style11">coffeeCustomer</text:span><text:span text:style-name="style10">[</text:span><text:span text:style-name="style11">i</text:span><text:span text:style-name="style10">] = </text:span><text:span text:style-name="style4">0</text:span><text:span text:style-name="style10">;</text:span><text:span text:style-name="style1">/*in function coffee,it will return the price, so we need to store value in subscript to show in string because we have coffeeDatabase in printBill function*/</text:span></text:h>
      <text:h text:style-name="Default">406<text:s text:c="2"/><text:s text:c="12"/><text:span text:style-name="style5">else if</text:span><text:span text:style-name="style10">(</text:span><text:span text:style-name="style11">coffee </text:span><text:span text:style-name="style10">= </text:span><text:span text:style-name="style4">40</text:span><text:span text:style-name="style10">) </text:span><text:span text:style-name="style11">coffeeCustomer</text:span><text:span text:style-name="style10">[</text:span><text:span text:style-name="style11">i</text:span><text:span text:style-name="style10">] = </text:span><text:span text:style-name="style4">1</text:span><text:span text:style-name="style10">;</text:span></text:h>
      <text:h text:style-name="Default">407<text:s text:c="2"/><text:s text:c="12"/><text:span text:style-name="style5">else if</text:span><text:span text:style-name="style10">(</text:span><text:span text:style-name="style11">coffee </text:span><text:span text:style-name="style10">= </text:span><text:span text:style-name="style4">45</text:span><text:span text:style-name="style10">) </text:span><text:span text:style-name="style11">coffeeCustomer</text:span><text:span text:style-name="style10">[</text:span><text:span text:style-name="style11">i</text:span><text:span text:style-name="style10">] = </text:span><text:span text:style-name="style4">2</text:span><text:span text:style-name="style10">;</text:span></text:h>
      <text:h text:style-name="Default">408<text:s text:c="2"/><text:s text:c="12"/><text:span text:style-name="style5">else if</text:span><text:span text:style-name="style10">(</text:span><text:span text:style-name="style11">coffee </text:span><text:span text:style-name="style10">= </text:span><text:span text:style-name="style4">35</text:span><text:span text:style-name="style10">) </text:span><text:span text:style-name="style11">coffeeCustomer</text:span><text:span text:style-name="style10">[</text:span><text:span text:style-name="style11">i</text:span><text:span text:style-name="style10">] = </text:span><text:span text:style-name="style4">3</text:span><text:span text:style-name="style10">;</text:span></text:h>
      <text:h text:style-name="Default">409<text:s text:c="2"/><text:s text:c="12"/><text:span text:style-name="style5">else </text:span><text:span text:style-name="style10">{ }</text:span></text:h>
      <text:h text:style-name="Default">410<text:s text:c="2"/><text:s text:c="12"/><text:span text:style-name="style5">if</text:span><text:span text:style-name="style10">(</text:span><text:span text:style-name="style11">temperatureCustomer</text:span><text:span text:style-name="style10">[</text:span><text:span text:style-name="style11">i</text:span><text:span text:style-name="style10">] == </text:span><text:span text:style-name="style5">true</text:span><text:span text:style-name="style10">)</text:span></text:h>
      <text:h text:style-name="Default">411<text:s text:c="2"/><text:s text:c="16"/><text:span text:style-name="style10">{</text:span></text:h>
      <text:h text:style-name="Default">412<text:s text:c="2"/><text:s text:c="16"/><text:span text:style-name="style11">temperature </text:span><text:span text:style-name="style10">= </text:span><text:span text:style-name="style4">1.15</text:span><text:span text:style-name="style10">;</text:span><text:span text:style-name="style1">/*if cold charge 15%*/</text:span></text:h>
      <text:h text:style-name="Default">413<text:s text:c="2"/><text:s text:c="16"/><text:span text:style-name="style10">}</text:span></text:h>
      <text:h text:style-name="Default">414<text:s text:c="2"/><text:s text:c="12"/><text:span text:style-name="style5">else</text:span></text:h>
      <text:h text:style-name="Default">415<text:s text:c="2"/><text:s text:c="16"/><text:span text:style-name="style10">{</text:span></text:h>
      <text:h text:style-name="Default">416<text:s text:c="2"/><text:s text:c="16"/><text:span text:style-name="style11">temperature </text:span><text:span text:style-name="style10">= </text:span><text:span text:style-name="style4">1.0</text:span><text:span text:style-name="style10">;</text:span><text:span text:style-name="style1">/*if hot no charge*/</text:span></text:h>
      <text:h text:style-name="Default">417<text:s text:c="2"/><text:s text:c="16"/><text:span text:style-name="style10">}</text:span></text:h>
      <text:h text:style-name="Default">418<text:s text:c="2"/><text:s text:c="12"/><text:span text:style-name="style5">if</text:span><text:span text:style-name="style10">(</text:span><text:span text:style-name="style11">bDiscount </text:span><text:span text:style-name="style10">== </text:span><text:span text:style-name="style4">1</text:span><text:span text:style-name="style10">)</text:span><text:span text:style-name="style1">/*if member, store discount each coffee discount price*/</text:span></text:h>
      <text:h text:style-name="Default">419<text:s text:c="2"/><text:s text:c="16"/><text:span text:style-name="style10">{</text:span></text:h>
      <text:h text:style-name="Default">420<text:s text:c="2"/></text:h>
      <text:h text:style-name="Default">421<text:s text:c="2"/><text:s text:c="16"/><text:span text:style-name="style11">priceCoffeeDiscount</text:span><text:span text:style-name="style10">[</text:span><text:span text:style-name="style11">i</text:span><text:span text:style-name="style10">] += </text:span><text:span text:style-name="style11">coffee</text:span><text:span text:style-name="style10">*</text:span><text:span text:style-name="style11">sizeCustomer</text:span><text:span text:style-name="style10">[</text:span><text:span text:style-name="style11">i</text:span><text:span text:style-name="style10">]*</text:span><text:span text:style-name="style11">amountCustomer</text:span><text:span text:style-name="style10">[</text:span><text:span text:style-name="style11">i</text:span><text:span text:style-name="style10">]*</text:span><text:span text:style-name="style4">0.3</text:span><text:span text:style-name="style10">*</text:span><text:span text:style-name="style11">temperature</text:span><text:span text:style-name="style10">;</text:span></text:h>
      <text:h text:style-name="Default">422<text:s text:c="2"/><text:s text:c="16"/><text:span text:style-name="style11">customerDiscount </text:span><text:span text:style-name="style10">+= </text:span><text:span text:style-name="style11">coffee</text:span><text:span text:style-name="style10">*</text:span><text:span text:style-name="style11">sizeCustomer</text:span><text:span text:style-name="style10">[</text:span><text:span text:style-name="style11">i</text:span><text:span text:style-name="style10">]*</text:span><text:span text:style-name="style11">amountCustomer</text:span><text:span text:style-name="style10">[</text:span><text:span text:style-name="style11">i</text:span><text:span text:style-name="style10">]*</text:span><text:span text:style-name="style4">0.3</text:span><text:span text:style-name="style10">*</text:span><text:span text:style-name="style11">temperature</text:span><text:span text:style-name="style10">;</text:span><text:span text:style-name="style1">/*store sum of price discount*/</text:span></text:h>
      <text:h text:style-name="Default">423<text:s text:c="2"/><text:s text:c="16"/><text:span text:style-name="style10">}</text:span></text:h>
      <text:h text:style-name="Default">424<text:s text:c="2"/><text:s text:c="12"/><text:span text:style-name="style5">else</text:span></text:h>
      <text:h text:style-name="Default">425<text:s text:c="2"/><text:s text:c="16"/><text:span text:style-name="style10">{</text:span></text:h>
      <text:h text:style-name="Default">426<text:s text:c="2"/><text:s text:c="16"/><text:span text:style-name="style11">priceCoffeeDiscount</text:span><text:span text:style-name="style10">[</text:span><text:span text:style-name="style11">i</text:span><text:span text:style-name="style10">] = </text:span><text:span text:style-name="style4">0.0</text:span><text:span text:style-name="style10">;</text:span></text:h>
      <text:h text:style-name="Default">427<text:s text:c="2"/><text:s text:c="16"/><text:span text:style-name="style10">}</text:span></text:h>
      <text:h text:style-name="Default">428<text:s text:c="2"/><text:s text:c="12"/><text:span text:style-name="style11">priceCoffee</text:span><text:span text:style-name="style10">[</text:span><text:span text:style-name="style11">i</text:span><text:span text:style-name="style10">] += </text:span><text:span text:style-name="style11">coffee</text:span><text:span text:style-name="style10">*</text:span><text:span text:style-name="style11">sizeCustomer</text:span><text:span text:style-name="style10">[</text:span><text:span text:style-name="style11">i</text:span><text:span text:style-name="style10">]*</text:span><text:span text:style-name="style11">amountCustomer</text:span><text:span text:style-name="style10">[</text:span><text:span text:style-name="style11">i</text:span><text:span text:style-name="style10">]*</text:span><text:span text:style-name="style11">temperature</text:span><text:span text:style-name="style10">;</text:span><text:span text:style-name="style1">/*store each coffee price before discount*/</text:span></text:h>
      <text:h text:style-name="Default">429<text:s text:c="2"/><text:s text:c="12"/><text:span text:style-name="style11">customerCharge </text:span><text:span text:style-name="style10">+= </text:span><text:span text:style-name="style11">coffee</text:span><text:span text:style-name="style10">*</text:span><text:span text:style-name="style11">sizeCustomer</text:span><text:span text:style-name="style10">[</text:span><text:span text:style-name="style11">i</text:span><text:span text:style-name="style10">]*</text:span><text:span text:style-name="style11">amountCustomer</text:span><text:span text:style-name="style10">[</text:span><text:span text:style-name="style11">i</text:span><text:span text:style-name="style10">]*</text:span><text:span text:style-name="style11">temperature</text:span><text:span text:style-name="style10">;</text:span><text:span text:style-name="style1">/*store sum of price before discount*/</text:span></text:h>
      <text:h text:style-name="Default">430<text:s text:c="2"/><text:s text:c="12"/><text:span text:style-name="style11">sizeCustomer</text:span><text:span text:style-name="style10">[</text:span><text:span text:style-name="style11">i</text:span><text:span text:style-name="style10">] --;</text:span><text:span text:style-name="style1">/* generally,it is 2 or 1,we use 2,1 for calculate buy subscript to show string start at 0 ,so decreasing for using in show table for subscript the sizeDatabase array*/</text:span></text:h>
      <text:h text:style-name="Default">431<text:s text:c="2"/><text:s text:c="12"/><text:span text:style-name="style11">i</text:span><text:span text:style-name="style10">++;</text:span><text:span text:style-name="style1">/*count coffee in each time*/</text:span></text:h>
      <text:h text:style-name="Default">432<text:s text:c="2"/><text:s text:c="12"/><text:span text:style-name="style10">}</text:span></text:h>
      <text:h text:style-name="Default">433<text:s text:c="2"/><text:s text:c="8"/><text:span text:style-name="style11">printBill</text:span><text:span text:style-name="style10">(</text:span><text:span text:style-name="style11">i</text:span><text:span text:style-name="style10">,</text:span><text:span text:style-name="style11">coffeeCustomer</text:span><text:span text:style-name="style10">,</text:span><text:span text:style-name="style11">sizeCustomer</text:span><text:span text:style-name="style10">,</text:span><text:span text:style-name="style11">temperatureCustomer</text:span><text:span text:style-name="style10">,</text:span><text:span text:style-name="style11">amountCustomer</text:span><text:span text:style-name="style10">,</text:span><text:span text:style-name="style11">priceCoffee</text:span><text:span text:style-name="style10">,</text:span><text:span text:style-name="style11">priceCoffeeDiscount</text:span><text:span text:style-name="style10">,</text:span><text:span text:style-name="style11">customerCharge</text:span><text:span text:style-name="style10">,</text:span><text:span text:style-name="style11">customerDiscount</text:span><text:span text:style-name="style10">);</text:span><text:span text:style-name="style1">/*printf bill for 1 customer*/</text:span></text:h>
      <text:h text:style-name="Default">434<text:s text:c="2"/><text:s text:c="8"/><text:span text:style-name="style11">totalCharge </text:span><text:span text:style-name="style10">+= </text:span><text:span text:style-name="style11">customerCharge</text:span><text:span text:style-name="style10">;</text:span><text:span text:style-name="style1">/*add customer price to sum of charge of the day*/</text:span></text:h>
      <text:h text:style-name="Default">435<text:s text:c="2"/><text:s text:c="8"/><text:span text:style-name="style11">totalDiscount </text:span><text:span text:style-name="style10">+= </text:span><text:span text:style-name="style11">customerDiscount</text:span><text:span text:style-name="style10">;</text:span><text:span text:style-name="style1">/*add customer discount price to sum of discount of the day*/</text:span></text:h>
      <text:h text:style-name="Default">436<text:s text:c="2"/><text:s text:c="8"/><text:span text:style-name="style11">customerCharge </text:span><text:span text:style-name="style10">= </text:span><text:span text:style-name="style4">0</text:span><text:span text:style-name="style10">; </text:span><text:span text:style-name="style11">customerDiscount </text:span><text:span text:style-name="style10">= </text:span><text:span text:style-name="style4">0</text:span><text:span text:style-name="style10">;</text:span><text:span text:style-name="style1">/*Reset all variable to get new customer*/</text:span></text:h>
      <text:h text:style-name="Default">437<text:s text:c="2"/><text:s text:c="8"/><text:span text:style-name="style11">memset</text:span><text:span text:style-name="style10">(</text:span><text:span text:style-name="style11">coffeeCustomer</text:span><text:span text:style-name="style10">,</text:span><text:span text:style-name="style4">0</text:span><text:span text:style-name="style10">,</text:span><text:span text:style-name="style5">sizeof</text:span><text:span text:style-name="style10">(</text:span><text:span text:style-name="style11">coffeeCustomer</text:span><text:span text:style-name="style10">)); </text:span><text:span text:style-name="style11">memset</text:span><text:span text:style-name="style10">(</text:span><text:span text:style-name="style11">sizeCustomer</text:span><text:span text:style-name="style10">,</text:span><text:span text:style-name="style4">0</text:span><text:span text:style-name="style10">,</text:span><text:span text:style-name="style5">sizeof</text:span><text:span text:style-name="style10">(</text:span><text:span text:style-name="style11">sizeCustomer</text:span><text:span text:style-name="style10">));</text:span></text:h>
      <text:h text:style-name="Default">438<text:s text:c="2"/><text:s text:c="8"/><text:span text:style-name="style11">memset</text:span><text:span text:style-name="style10">(</text:span><text:span text:style-name="style11">temperatureCustomer</text:span><text:span text:style-name="style10">,</text:span><text:span text:style-name="style4">0</text:span><text:span text:style-name="style10">,</text:span><text:span text:style-name="style5">sizeof</text:span><text:span text:style-name="style10">(</text:span><text:span text:style-name="style11">temperatureCustomer</text:span><text:span text:style-name="style10">)); </text:span><text:span text:style-name="style11">memset</text:span><text:span text:style-name="style10">(</text:span><text:span text:style-name="style11">amountCustomer</text:span><text:span text:style-name="style10">,</text:span><text:span text:style-name="style4">0</text:span><text:span text:style-name="style10">,</text:span><text:span text:style-name="style5">sizeof</text:span><text:span text:style-name="style10">(</text:span><text:span text:style-name="style11">amountCustomer</text:span><text:span text:style-name="style10">));</text:span></text:h>
      <text:h text:style-name="Default">439<text:s text:c="2"/><text:s text:c="8"/><text:span text:style-name="style11">i</text:span><text:span text:style-name="style10">=</text:span><text:span text:style-name="style4">0</text:span><text:span text:style-name="style10">;</text:span></text:h>
      <text:h text:style-name="Default">440<text:s text:c="2"/><text:s text:c="8"/><text:span text:style-name="style10">}</text:span></text:h>
      <text:h text:style-name="Default">441<text:s text:c="2"/><text:s text:c="4"/><text:span text:style-name="style11">printEndoftheday</text:span><text:span text:style-name="style10">(</text:span><text:span text:style-name="style11">member</text:span><text:span text:style-name="style10">,</text:span><text:span text:style-name="style11">nonMember</text:span><text:span text:style-name="style10">,</text:span><text:span text:style-name="style11">totalCharge</text:span><text:span text:style-name="style10">,</text:span><text:span text:style-name="style11">totalDiscount</text:span><text:span text:style-name="style10">);</text:span></text:h>
      <text:h text:style-name="Default">442<text:s text:c="2"/><text:s text:c="4"/><text:span text:style-name="style10">}</text:span></text:h>
      <text:h text:style-name="Default">443<text:s text:c="2"/></text:h>
      <text:h text:style-name="Default">444<text:s text:c="2"/><text:span text:style-name="style5">void </text:span><text:span text:style-name="style11">main</text:span><text:span text:style-name="style10">()</text:span></text:h>
      <text:h text:style-name="Default">445<text:s text:c="2"/><text:s text:c="4"/><text:span text:style-name="style10">{</text:span></text:h>
      <text:h text:style-name="Default">446<text:s text:c="2"/><text:s text:c="4"/><text:span text:style-name="style11">clearScreen</text:span><text:span text:style-name="style10">();</text:span><text:span text:style-name="style1">/*clear screen*/</text:span></text:h>
      <text:h text:style-name="Default">447<text:s text:c="2"/><text:s text:c="4"/><text:span text:style-name="style11">printf</text:span><text:span text:style-name="style10">(</text:span><text:span text:style-name="style6">"Welcome To JaMe Coffee Shop\a\a\a\a\a\a\a\a\a\a\a\n"</text:span><text:span text:style-name="style10">);</text:span></text:h>
      <text:h text:style-name="Default">448<text:s text:c="2"/><text:s text:c="4"/><text:span text:style-name="style11">askMemberCoffee</text:span><text:span text:style-name="style10">();</text:span></text:h>
      <text:h text:style-name="Default">449<text:s text:c="2"/><text:s text:c="4"/><text:span text:style-name="style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number="urn:oasis:names:tc:opendocument:xmlns:datastyle:1.0" xmlns:presentation="urn:oasis:names:tc:opendocument:xmlns:presentation:1.0" xmlns:svg="urn:oasis:names:tc:opendocument:xmlns:svg-compatible:1.0" xmlns:dom="http://www.w3.org/2001/xml-events" office:version="1.0">
  <office:font-face-decls>
    <style:font-face style:name="Courier New" svg:font-family="Courier New"/>
  </office:font-face-decls>
  <office:styles>
    <style:style style:family="paragraph" style:name="Default" style:display-name="Default" style:parent-style-name="Standard" style:class="text">
      <style:text-properties style:font-name="Courier New" fo:font-size="12pt"/>
    </style:style>
    <style:style style:name="style0" style:family="text">
      <style:text-properties style:font-name="Courier New" fo:color="#000000" fo:background-color="#ffffff"/>
    </style:style>
    <style:style style:name="style11" style:family="text">
      <style:text-properties style:font-name="Courier New" fo:color="#000000" fo:background-color="#ffffff"/>
    </style:style>
    <style:style style:name="style64" style:family="text">
      <style:text-properties style:font-name="Courier New" fo:color="#c8c8c8"/>
    </style:style>
    <style:style style:name="style72" style:family="text">
      <style:text-properties style:font-name="Courier New" fo:color="#c8c8c8"/>
    </style:style>
    <style:style style:name="style75" style:family="text">
      <style:text-properties style:font-name="Courier New" fo:color="#c8c8c8"/>
    </style:style>
    <style:style style:name="style1" style:family="text">
      <style:text-properties style:font-name="Courier New" fo:color="#a0a0a0"/>
    </style:style>
    <style:style style:name="style23" style:family="text">
      <style:text-properties style:font-name="Courier New" fo:color="#a0a0a0"/>
    </style:style>
    <style:style style:name="style65" style:family="text">
      <style:text-properties style:font-name="Courier New" fo:color="#a0a0a0"/>
    </style:style>
    <style:style style:name="style87" style:family="text">
      <style:text-properties style:font-name="Courier New" fo:color="#a0a0a0"/>
    </style:style>
    <style:style style:name="style2" style:family="text">
      <style:text-properties style:font-name="Courier New" fo:color="#bebee6"/>
    </style:style>
    <style:style style:name="style66" style:family="text">
      <style:text-properties style:font-name="Courier New" fo:color="#bebee6"/>
    </style:style>
    <style:style style:name="style3" style:family="text">
      <style:text-properties style:font-name="Courier New" fo:color="#8080ff" fo:font-weight="bold"/>
    </style:style>
    <style:style style:name="style67" style:family="text">
      <style:text-properties style:font-name="Courier New" fo:color="#8080ff" fo:font-weight="bold"/>
    </style:style>
    <style:style style:name="style15" style:family="text">
      <style:text-properties style:font-name="Courier New" fo:color="#8080ff" fo:font-weight="bold"/>
    </style:style>
    <style:style style:name="style79" style:family="text">
      <style:text-properties style:font-name="Courier New" fo:color="#8080ff" fo:font-weight="bold"/>
    </style:style>
    <style:style style:name="style17" style:family="text">
      <style:text-properties style:font-name="Courier New" fo:color="#008080"/>
    </style:style>
    <style:style style:name="style81" style:family="text">
      <style:text-properties style:font-name="Courier New" fo:color="#008080"/>
    </style:style>
    <style:style style:name="style18" style:family="text">
      <style:text-properties style:font-name="Courier New" fo:color="#800000"/>
    </style:style>
    <style:style style:name="style82" style:family="text">
      <style:text-properties style:font-name="Courier New" fo:color="#800000"/>
    </style:style>
    <style:style style:name="style4" style:family="text">
      <style:text-properties style:font-name="Courier New" fo:color="#f000f0"/>
    </style:style>
    <style:style style:name="style68" style:family="text">
      <style:text-properties style:font-name="Courier New" fo:color="#f0c8f0"/>
    </style:style>
    <style:style style:name="style5" style:family="text">
      <style:text-properties style:font-name="Courier New" fo:color="#0000a0" fo:font-weight="bold"/>
    </style:style>
    <style:style style:name="style69" style:family="text">
      <style:text-properties style:font-name="Courier New" fo:color="#8787c8" fo:font-weight="bold"/>
    </style:style>
    <style:style style:name="style16" style:family="text">
      <style:text-properties style:font-name="Courier New" fo:color="#00a000" fo:font-weight="bold"/>
    </style:style>
    <style:style style:name="style80" style:family="text">
      <style:text-properties style:font-name="Courier New" fo:color="#9ac89a" fo:font-weight="bold"/>
    </style:style>
    <style:style style:name="style19" style:family="text">
      <style:text-properties style:font-name="Courier New" fo:color="#be00be" fo:font-weight="bold"/>
    </style:style>
    <style:style style:name="style83" style:family="text">
      <style:text-properties style:font-name="Courier New" fo:color="#be89be" fo:font-weight="bold"/>
    </style:style>
    <style:style style:name="style6" style:family="text">
      <style:text-properties style:font-name="Courier New" fo:color="#0000ff"/>
    </style:style>
    <style:style style:name="style12" style:family="text">
      <style:text-properties style:font-name="Courier New" fo:color="#0000ff"/>
    </style:style>
    <style:style style:name="style70" style:family="text">
      <style:text-properties style:font-name="Courier New" fo:color="#bebeff"/>
    </style:style>
    <style:style style:name="style76" style:family="text">
      <style:text-properties style:font-name="Courier New" fo:color="#bebeff"/>
    </style:style>
    <style:style style:name="style7" style:family="text">
      <style:text-properties style:font-name="Courier New" fo:color="#e0a000"/>
    </style:style>
    <style:style style:name="style71" style:family="text">
      <style:text-properties style:font-name="Courier New" fo:color="#e0ce9f"/>
    </style:style>
    <style:style style:name="style8" style:family="text">
      <style:text-properties style:font-name="Courier New" fo:color="#000000"/>
    </style:style>
    <style:style style:name="style9" style:family="text">
      <style:text-properties style:font-name="Courier New" fo:color="#00a000"/>
    </style:style>
    <style:style style:name="style73" style:family="text">
      <style:text-properties style:font-name="Courier New" fo:color="#84a084"/>
    </style:style>
    <style:style style:name="style10" style:family="text">
      <style:text-properties style:font-name="Courier New" fo:color="#ff0000"/>
    </style:style>
    <style:style style:name="style74" style:family="text">
      <style:text-properties style:font-name="Courier New" fo:color="#ffc8c8"/>
    </style:style>
    <style:style style:name="style34" style:family="text">
      <style:text-properties style:font-name="Courier New" fo:color="#000000" fo:background-color="#80ffff" fo:font-weight="bold"/>
    </style:style>
    <style:style style:name="style35" style:family="text">
      <style:text-properties style:font-name="Courier New" fo:color="#ffffff" fo:background-color="#ff0000" fo:font-weight="bold"/>
    </style:style>
    <style:style style:name="style50" style:family="text">
      <style:text-properties style:font-name="Courier New" fo:color="#404080" fo:font-style="italic"/>
    </style:style>
    <style:style style:name="style114" style:family="text">
      <style:text-properties style:font-name="Courier New" fo:color="#8585ac" fo:font-style="italic"/>
    </style:style>
  </office: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Code::Blocks Source Exporter plugin</meta:generator>
    <dc:title>Source file exported from Code::Blocks Source Exporter plugin</dc:title>
  </office:meta>
</office:document-meta>
</file>